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color="#a61c00"/>
    </style:style>
    <style:style style:name="T1_2" style:family="text">
      <style:text-properties fo:color="#a61c00"/>
    </style:style>
    <style:style style:name="T1_3" style:family="text">
      <style:text-properties fo:color="#a61c00"/>
    </style:style>
    <style:style style:name="T1_4" style:family="text">
      <style:text-properties fo:color="#a61c00"/>
    </style:style>
    <style:style style:name="T1_5" style:family="text">
      <style:text-properties fo:color="#a61c00"/>
    </style:style>
    <style:style style:name="T1_6" style:family="text">
      <style:text-properties fo:color="#a61c00"/>
    </style:style>
    <style:style style:name="T1_7" style:family="text">
      <style:text-properties fo:color="#a61c00"/>
    </style:style>
    <style:style style:name="T1_8" style:family="text">
      <style:text-properties fo:color="#a61c00"/>
    </style:style>
    <style:style style:name="T1_9" style:family="text">
      <style:text-properties fo:color="#a61c00"/>
    </style:style>
    <style:style style:name="P2" style:family="paragraph" style:parent-style-name="Standard">
      <style:paragraph-properties fo:break-before="auto" fo:line-height="115%" style:writing-mode="lr-tb"/>
      <style:text-properties fo:color="#a61c00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P5" style:family="paragraph" style:parent-style-name="Standard">
      <style:paragraph-properties fo:break-before="auto" fo:line-height="115%" style:writing-mode="lr-tb"/>
    </style:style>
    <style:style style:name="P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_1" style:family="text">
      <style:text-properties fo:color="#666666"/>
    </style:style>
    <style:style style:name="T6_2" style:family="text">
      <style:text-properties fo:color="#666666"/>
    </style:style>
    <style:style style:name="T6_3" style:family="text">
      <style:text-properties fo:color="#666666"/>
    </style:style>
    <style:style style:name="T6_4" style:family="text">
      <style:text-properties fo:color="#666666"/>
    </style:style>
    <style:style style:name="T6_5" style:family="text">
      <style:text-properties fo:color="#666666"/>
    </style:style>
    <style:style style:name="T6_6" style:family="text">
      <style:text-properties fo:color="#666666"/>
    </style:style>
    <style:style style:name="T6_7" style:family="text">
      <style:text-properties fo:color="#666666"/>
    </style:style>
    <style:style style:name="T6_8" style:family="text">
      <style:text-properties fo:color="#666666"/>
    </style:style>
    <style:style style:name="T6_9" style:family="text">
      <style:text-properties fo:color="#666666"/>
    </style:style>
    <style:style style:name="T6_10" style:family="text">
      <style:text-properties fo:color="#666666"/>
    </style:style>
    <style:style style:name="T6_11" style:family="text">
      <style:text-properties fo:color="#666666"/>
    </style:style>
    <style:style style:name="T6_12" style:family="text">
      <style:text-properties fo:color="#666666"/>
    </style:style>
    <style:style style:name="T6_13" style:family="text">
      <style:text-properties fo:color="#666666"/>
    </style:style>
    <style:style style:name="T6_14" style:family="text">
      <style:text-properties fo:color="#666666"/>
    </style:style>
    <style:style style:name="T6_15" style:family="text">
      <style:text-properties fo:color="#666666"/>
    </style:style>
    <style:style style:name="T6_16" style:family="text">
      <style:text-properties fo:color="#666666"/>
    </style:style>
    <style:style style:name="T6_17" style:family="text">
      <style:text-properties fo:color="#666666"/>
    </style:style>
    <style:style style:name="T6_18" style:family="text">
      <style:text-properties fo:color="#666666"/>
    </style:style>
    <style:style style:name="T6_19" style:family="text">
      <style:text-properties fo:color="#666666"/>
    </style:style>
    <style:style style:name="T6_20" style:family="text">
      <style:text-properties fo:color="#666666"/>
    </style:style>
    <style:style style:name="T6_21" style:family="text">
      <style:text-properties fo:color="#666666"/>
    </style:style>
    <style:style style:name="T6_22" style:family="text">
      <style:text-properties fo:color="#666666"/>
    </style:style>
    <style:style style:name="T6_23" style:family="text">
      <style:text-properties fo:color="#666666"/>
    </style:style>
    <style:style style:name="T6_24" style:family="text">
      <style:text-properties fo:color="#666666"/>
    </style:style>
    <style:style style:name="T6_25" style:family="text">
      <style:text-properties fo:color="#666666"/>
    </style:style>
    <style:style style:name="T6_26" style:family="text">
      <style:text-properties fo:color="#666666"/>
    </style:style>
    <style:style style:name="T6_27" style:family="text">
      <style:text-properties fo:color="#666666"/>
    </style:style>
    <style:style style:name="T6_28" style:family="text">
      <style:text-properties fo:color="#666666"/>
    </style:style>
    <style:style style:name="T6_29" style:family="text">
      <style:text-properties fo:color="#666666"/>
    </style:style>
    <style:style style:name="T6_30" style:family="text">
      <style:text-properties fo:color="#666666"/>
    </style:style>
    <style:style style:name="T6_31" style:family="text">
      <style:text-properties fo:color="#666666"/>
    </style:style>
    <style:style style:name="T6_32" style:family="text">
      <style:text-properties fo:color="#666666"/>
    </style:style>
    <style:style style:name="T6_33" style:family="text">
      <style:text-properties fo:color="#666666"/>
    </style:style>
    <style:style style:name="T6_34" style:family="text">
      <style:text-properties fo:color="#666666"/>
    </style:style>
    <style:style style:name="T6_35" style:family="text">
      <style:text-properties fo:color="#666666"/>
    </style:style>
    <style:style style:name="T6_36" style:family="text">
      <style:text-properties fo:color="#666666"/>
    </style:style>
    <style:style style:name="T6_37" style:family="text">
      <style:text-properties fo:color="#666666"/>
    </style:style>
    <style:style style:name="T6_38" style:family="text">
      <style:text-properties fo:color="#666666"/>
    </style:style>
    <style:style style:name="P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fo:color="#666666" fo:font-size="10pt" style:font-size-asian="10pt" style:font-size-complex="10pt"/>
    </style:style>
    <style:style style:name="P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_1" style:family="text">
      <style:text-properties fo:color="#666666" fo:font-size="10pt" style:font-size-asian="10pt" style:font-size-complex="10pt"/>
    </style:style>
    <style:style style:name="T8_2" style:family="text">
      <style:text-properties fo:color="#666666" fo:font-size="10pt" style:font-size-asian="10pt" style:font-size-complex="10pt"/>
    </style:style>
    <style:style style:name="T8_3" style:family="text">
      <style:text-properties fo:color="#666666" fo:font-size="10pt" style:font-size-asian="10pt" style:font-size-complex="10pt"/>
    </style:style>
    <style:style style:name="T8_4" style:family="text">
      <style:text-properties fo:color="#666666" fo:font-size="10pt" style:font-size-asian="10pt" style:font-size-complex="10pt"/>
    </style:style>
    <style:style style:name="T8_5" style:family="text">
      <style:text-properties fo:color="#666666" fo:font-size="10pt" style:font-size-asian="10pt" style:font-size-complex="10pt"/>
    </style:style>
    <style:style style:name="T8_6" style:family="text">
      <style:text-properties fo:color="#666666" fo:font-size="10pt" style:font-size-asian="10pt" style:font-size-complex="10pt"/>
    </style:style>
    <style:style style:name="T8_7" style:family="text">
      <style:text-properties fo:color="#666666" fo:font-size="10pt" style:font-size-asian="10pt" style:font-size-complex="10pt"/>
    </style:style>
    <style:style style:name="T8_8" style:family="text">
      <style:text-properties fo:color="#666666" fo:font-size="10pt" style:font-size-asian="10pt" style:font-size-complex="10pt"/>
    </style:style>
    <style:style style:name="T8_9" style:family="text">
      <style:text-properties fo:color="#666666" fo:font-size="10pt" style:font-size-asian="10pt" style:font-size-complex="10pt"/>
    </style:style>
    <style:style style:name="T8_10" style:family="text">
      <style:text-properties fo:color="#666666" fo:font-size="10pt" style:font-size-asian="10pt" style:font-size-complex="10pt"/>
    </style:style>
    <style:style style:name="T8_11" style:family="text">
      <style:text-properties fo:color="#666666" fo:font-size="10pt" style:font-size-asian="10pt" style:font-size-complex="10pt"/>
    </style:style>
    <style:style style:name="T8_12" style:family="text">
      <style:text-properties fo:color="#666666" fo:font-size="10pt" style:font-size-asian="10pt" style:font-size-complex="10pt"/>
    </style:style>
    <style:style style:name="T8_13" style:family="text">
      <style:text-properties fo:color="#666666" fo:font-size="10pt" style:font-size-asian="10pt" style:font-size-complex="10pt"/>
    </style:style>
    <style:style style:name="T8_14" style:family="text">
      <style:text-properties fo:color="#666666" fo:font-size="10pt" style:font-size-asian="10pt" style:font-size-complex="10pt"/>
    </style:style>
    <style:style style:name="FR1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T8_15" style:family="text">
      <style:text-properties fo:color="#666666" fo:font-size="10pt" style:font-size-asian="10pt" style:font-size-complex="10pt"/>
    </style:style>
    <style:style style:name="T8_16" style:family="text">
      <style:text-properties fo:color="#666666" fo:font-size="10pt" style:font-size-asian="10pt" style:font-size-complex="10pt"/>
    </style:style>
    <style:style style:name="T8_17" style:family="text">
      <style:text-properties fo:color="#666666" fo:font-size="10pt" style:font-size-asian="10pt" style:font-size-complex="10pt"/>
    </style:style>
    <style:style style:name="T8_18" style:family="text">
      <style:text-properties fo:color="#666666" fo:font-size="10pt" style:font-size-asian="10pt" style:font-size-complex="10pt"/>
    </style:style>
    <style:style style:name="T8_19" style:family="text">
      <style:text-properties fo:color="#666666" fo:font-size="10pt" style:font-size-asian="10pt" style:font-size-complex="10pt"/>
    </style:style>
    <style:style style:name="T8_20" style:family="text">
      <style:text-properties fo:color="#666666" fo:font-size="10pt" style:font-size-asian="10pt" style:font-size-complex="10pt"/>
    </style:style>
    <style:style style:name="T8_21" style:family="text">
      <style:text-properties fo:color="#666666" fo:font-size="10pt" style:font-size-asian="10pt" style:font-size-complex="10pt"/>
    </style:style>
    <style:style style:name="T8_22" style:family="text">
      <style:text-properties fo:color="#666666" fo:font-size="10pt" style:font-size-asian="10pt" style:font-size-complex="10pt"/>
    </style:style>
    <style:style style:name="T8_23" style:family="text">
      <style:text-properties fo:color="#666666" fo:font-size="10pt" style:font-size-asian="10pt" style:font-size-complex="10pt"/>
    </style:style>
    <style:style style:name="T8_24" style:family="text">
      <style:text-properties fo:color="#666666" fo:font-size="10pt" style:font-size-asian="10pt" style:font-size-complex="10pt"/>
    </style:style>
    <style:style style:name="T8_25" style:family="text">
      <style:text-properties fo:color="#666666" fo:font-size="10pt" style:font-size-asian="10pt" style:font-size-complex="10pt"/>
    </style:style>
    <style:style style:name="T8_26" style:family="text">
      <style:text-properties fo:color="#666666" fo:font-size="10pt" style:font-size-asian="10pt" style:font-size-complex="10pt"/>
    </style:style>
    <style:style style:name="T8_27" style:family="text">
      <style:text-properties fo:color="#666666" fo:font-size="10pt" style:font-size-asian="10pt" style:font-size-complex="10pt"/>
    </style:style>
    <style:style style:name="T8_28" style:family="text">
      <style:text-properties fo:color="#666666" fo:font-size="10pt" style:font-size-asian="10pt" style:font-size-complex="10pt"/>
    </style:style>
    <style:style style:name="T8_29" style:family="text">
      <style:text-properties fo:color="#666666" fo:font-size="10pt" style:font-size-asian="10pt" style:font-size-complex="10pt"/>
    </style:style>
    <style:style style:name="T8_30" style:family="text">
      <style:text-properties fo:color="#666666" fo:font-size="10pt" style:font-size-asian="10pt" style:font-size-complex="10pt"/>
    </style:style>
    <style:style style:name="T8_31" style:family="text">
      <style:text-properties fo:color="#666666" fo:font-size="10pt" style:font-size-asian="10pt" style:font-size-complex="10pt"/>
    </style:style>
    <style:style style:name="T8_32" style:family="text">
      <style:text-properties fo:color="#666666" fo:font-size="10pt" style:font-size-asian="10pt" style:font-size-complex="10pt"/>
    </style:style>
    <style:style style:name="T8_33" style:family="text">
      <style:text-properties fo:color="#666666" fo:font-size="10pt" style:font-size-asian="10pt" style:font-size-complex="10pt"/>
    </style:style>
    <style:style style:name="T8_34" style:family="text">
      <style:text-properties fo:color="#666666" fo:font-size="10pt" style:font-size-asian="10pt" style:font-size-complex="10pt"/>
    </style:style>
    <style:style style:name="T8_35" style:family="text">
      <style:text-properties fo:color="#666666" fo:font-size="10pt" style:font-size-asian="10pt" style:font-size-complex="10pt"/>
    </style:style>
    <style:style style:name="T8_36" style:family="text">
      <style:text-properties fo:color="#666666" fo:font-size="10pt" style:font-size-asian="10pt" style:font-size-complex="10pt"/>
    </style:style>
    <style:style style:name="T8_37" style:family="text">
      <style:text-properties fo:color="#666666" fo:font-size="10pt" style:font-size-asian="10pt" style:font-size-complex="10pt"/>
    </style:style>
    <style:style style:name="T8_38" style:family="text">
      <style:text-properties fo:color="#666666" fo:font-size="10pt" style:font-size-asian="10pt" style:font-size-complex="10pt"/>
    </style:style>
    <style:style style:name="T8_39" style:family="text">
      <style:text-properties fo:color="#666666" fo:font-size="10pt" style:font-size-asian="10pt" style:font-size-complex="10pt"/>
    </style:style>
    <style:style style:name="T8_40" style:family="text">
      <style:text-properties fo:color="#666666" fo:font-size="10pt" style:font-size-asian="10pt" style:font-size-complex="10pt"/>
    </style:style>
    <style:style style:name="T8_41" style:family="text">
      <style:text-properties fo:color="#666666" fo:font-size="10pt" style:font-size-asian="10pt" style:font-size-complex="10pt"/>
    </style:style>
    <style:style style:name="T8_42" style:family="text">
      <style:text-properties fo:color="#666666" fo:font-size="10pt" style:font-size-asian="10pt" style:font-size-complex="10pt"/>
    </style:style>
    <style:style style:name="T8_43" style:family="text">
      <style:text-properties fo:color="#666666" fo:font-size="10pt" style:font-size-asian="10pt" style:font-size-complex="10pt"/>
    </style:style>
    <style:style style:name="T8_44" style:family="text">
      <style:text-properties fo:color="#666666" fo:font-size="10pt" style:font-size-asian="10pt" style:font-size-complex="10pt"/>
    </style:style>
    <style:style style:name="T8_45" style:family="text">
      <style:text-properties fo:color="#666666" fo:font-size="10pt" style:font-size-asian="10pt" style:font-size-complex="10pt"/>
    </style:style>
    <style:style style:name="T8_46" style:family="text">
      <style:text-properties fo:color="#666666" fo:font-size="10pt" style:font-size-asian="10pt" style:font-size-complex="10pt"/>
    </style:style>
    <style:style style:name="T8_47" style:family="text">
      <style:text-properties fo:color="#666666" fo:font-size="10pt" style:font-size-asian="10pt" style:font-size-complex="10pt"/>
    </style:style>
    <style:style style:name="T8_48" style:family="text">
      <style:text-properties fo:color="#666666" fo:font-size="10pt" style:font-size-asian="10pt" style:font-size-complex="10pt"/>
    </style:style>
    <style:style style:name="T8_49" style:family="text">
      <style:text-properties fo:color="#666666" fo:font-size="10pt" style:font-size-asian="10pt" style:font-size-complex="10pt"/>
    </style:style>
    <style:style style:name="T8_50" style:family="text">
      <style:text-properties fo:color="#666666" fo:font-size="10pt" style:font-size-asian="10pt" style:font-size-complex="10pt"/>
    </style:style>
    <style:style style:name="T8_51" style:family="text">
      <style:text-properties fo:color="#666666" fo:font-size="10pt" style:font-size-asian="10pt" style:font-size-complex="10pt"/>
    </style:style>
    <style:style style:name="T8_52" style:family="text">
      <style:text-properties fo:color="#666666" fo:font-size="10pt" style:font-size-asian="10pt" style:font-size-complex="10pt"/>
    </style:style>
    <style:style style:name="T8_53" style:family="text">
      <style:text-properties fo:color="#666666" fo:font-size="10pt" style:font-size-asian="10pt" style:font-size-complex="10pt"/>
    </style:style>
    <style:style style:name="P9" style:family="paragraph" style:parent-style-name="Standard">
      <style:paragraph-properties fo:break-before="auto" fo:line-height="115%" style:writing-mode="lr-tb"/>
      <style:text-properties fo:color="#666666" fo:font-size="10pt" style:font-size-asian="10pt" style:font-size-complex="10pt"/>
    </style:style>
    <style:style style:name="Table1" style:family="table">
      <style:table-properties table:align="left" style:width="18.812cm" fo:margin-left="0cm"/>
    </style:style>
    <style:style style:name="Column1" style:family="table-column">
      <style:table-column-properties style:column-width="1.058cm"/>
    </style:style>
    <style:style style:name="Column2" style:family="table-column">
      <style:table-column-properties style:column-width="17.754cm"/>
    </style:style>
    <style:style style:name="Row1" style:family="table-row"/>
    <style:style style:name="Cell1" style:family="table-cell">
      <style:table-cell-properties fo:background-color="#000000" style:vertical-align="top" fo:border-top="#000000 0.035cm solid" fo:border-bottom="#000000 0.035cm solid" fo:padding-left="0.176cm" fo:border-left="#000000 0.035cm solid" fo:padding-right="0.176cm" fo:border-right="#000000 0.035cm solid"/>
    </style:style>
    <style:style style:name="P1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" style:family="table-cell">
      <style:table-cell-properties fo:background-color="#000000" style:vertical-align="top" fo:border-top="#000000 0.035cm solid" fo:border-bottom="#000000 0.035cm solid" fo:padding-left="0.176cm" fo:border-left="#000000 0.035cm solid" fo:padding-right="0.176cm" fo:border-right="#000000 0.035cm solid"/>
    </style:style>
    <style:style style:name="P1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1_1" style:family="text">
      <style:text-properties fo:background-color="#000000" style:text-line-through-style="none" fo:font-style="normal" style:font-style-asian="normal" style:font-style-complex="normal" fo:color="#ffffff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1_2" style:family="text">
      <style:text-properties fo:background-color="#000000" style:text-line-through-style="none" fo:font-style="normal" style:font-style-asian="normal" style:font-style-complex="normal" fo:color="#ffffff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1_3" style:family="text">
      <style:text-properties fo:background-color="#000000" style:text-line-through-style="none" fo:font-style="normal" style:font-style-asian="normal" style:font-style-complex="normal" fo:color="#ffffff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1_4" style:family="text">
      <style:text-properties fo:background-color="#000000" style:text-line-through-style="none" fo:font-style="normal" style:font-style-asian="normal" style:font-style-complex="normal" fo:color="#ffffff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1_5" style:family="text">
      <style:text-properties fo:background-color="#000000" style:text-line-through-style="none" fo:font-style="normal" style:font-style-asian="normal" style:font-style-complex="normal" fo:color="#ffffff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1_6" style:family="text">
      <style:text-properties fo:background-color="#000000" style:text-line-through-style="none" fo:font-style="normal" style:font-style-asian="normal" style:font-style-complex="normal" fo:color="#ffffff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1_7" style:family="text">
      <style:text-properties fo:background-color="#000000" style:text-line-through-style="none" fo:font-style="normal" style:font-style-asian="normal" style:font-style-complex="normal" fo:color="#ffffff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1_8" style:family="text">
      <style:text-properties fo:background-color="#000000" style:text-line-through-style="none" fo:font-style="normal" style:font-style-asian="normal" style:font-style-complex="normal" fo:color="#ffffff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1_9" style:family="text">
      <style:text-properties fo:background-color="#000000" style:text-line-through-style="none" fo:font-style="normal" style:font-style-asian="normal" style:font-style-complex="normal" fo:color="#ffffff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1_10" style:family="text">
      <style:text-properties fo:background-color="#000000" style:text-line-through-style="none" fo:font-style="normal" style:font-style-asian="normal" style:font-style-complex="normal" fo:color="#ffffff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1_11" style:family="text">
      <style:text-properties fo:background-color="#000000" style:text-line-through-style="none" fo:font-style="normal" style:font-style-asian="normal" style:font-style-complex="normal" fo:color="#ffffff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1_12" style:family="text">
      <style:text-properties fo:background-color="#000000" style:text-line-through-style="none" fo:font-style="normal" style:font-style-asian="normal" style:font-style-complex="normal" fo:color="#ffffff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1_13" style:family="text">
      <style:text-properties fo:background-color="#000000" style:text-line-through-style="none" fo:font-style="normal" style:font-style-asian="normal" style:font-style-complex="normal" fo:color="#ffffff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1_14" style:family="text">
      <style:text-properties fo:background-color="#000000" style:text-line-through-style="none" fo:font-style="normal" style:font-style-asian="normal" style:font-style-complex="normal" fo:color="#ffffff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Row2" style:family="table-row"/>
    <style:style style:name="Cell3" style:family="table-cell">
      <style:table-cell-properties style:vertical-align="top" fo:border-top="#000000 0.035cm solid" fo:border-bottom="#000000 0.035cm solid" fo:padding-left="0.176cm" fo:border-left="#000000 0.035cm solid" fo:padding-right="0.176cm" fo:border-right="#000000 0.035cm solid"/>
    </style:style>
    <style:style style:name="P1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" style:family="table-cell">
      <style:table-cell-properties style:vertical-align="top" fo:border-top="#000000 0.035cm solid" fo:border-bottom="#000000 0.035cm solid" fo:padding-left="0.176cm" fo:border-left="#000000 0.035cm solid" fo:padding-right="0.176cm" fo:border-right="#000000 0.035cm solid"/>
    </style:style>
    <style:style style:name="P1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_1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_13" style:family="text"/>
    <style:style style:name="T13_14" style:family="text">
      <style:text-properties style:text-line-through-style="none" fo:font-style="normal" style:font-style-asian="normal" style:font-style-complex="normal" fo:color="#1155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3_15" style:family="text"/>
    <style:style style:name="T13_16" style:family="text">
      <style:text-properties style:text-line-through-style="none" fo:font-style="normal" style:font-style-asian="normal" style:font-style-complex="normal" fo:color="#1155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3_17" style:family="text"/>
    <style:style style:name="T13_18" style:family="text">
      <style:text-properties style:text-line-through-style="none" fo:font-style="normal" style:font-style-asian="normal" style:font-style-complex="normal" fo:color="#1155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3_19" style:family="text"/>
    <style:style style:name="T13_20" style:family="text">
      <style:text-properties style:text-line-through-style="none" fo:font-style="normal" style:font-style-asian="normal" style:font-style-complex="normal" fo:color="#1155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3_21" style:family="text"/>
    <style:style style:name="T13_22" style:family="text">
      <style:text-properties style:text-line-through-style="none" fo:font-style="normal" style:font-style-asian="normal" style:font-style-complex="normal" fo:color="#1155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3_23" style:family="text"/>
    <style:style style:name="T13_24" style:family="text">
      <style:text-properties style:text-line-through-style="none" fo:font-style="normal" style:font-style-asian="normal" style:font-style-complex="normal" fo:color="#1155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3_25" style:family="text"/>
    <style:style style:name="T13_26" style:family="text">
      <style:text-properties style:text-line-through-style="none" fo:font-style="normal" style:font-style-asian="normal" style:font-style-complex="normal" fo:color="#1155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3_27" style:family="text"/>
    <style:style style:name="T13_28" style:family="text">
      <style:text-properties style:text-line-through-style="none" fo:font-style="normal" style:font-style-asian="normal" style:font-style-complex="normal" fo:color="#1155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3_29" style:family="text"/>
    <style:style style:name="T13_30" style:family="text">
      <style:text-properties style:text-line-through-style="none" fo:font-style="normal" style:font-style-asian="normal" style:font-style-complex="normal" fo:color="#1155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3_31" style:family="text"/>
    <style:style style:name="T13_32" style:family="text">
      <style:text-properties style:text-line-through-style="none" fo:font-style="normal" style:font-style-asian="normal" style:font-style-complex="normal" fo:color="#1155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3_33" style:family="text"/>
    <style:style style:name="T13_34" style:family="text">
      <style:text-properties style:text-line-through-style="none" fo:font-style="normal" style:font-style-asian="normal" style:font-style-complex="normal" fo:color="#1155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3_35" style:family="text"/>
    <style:style style:name="T13_36" style:family="text">
      <style:text-properties style:text-line-through-style="none" fo:font-style="normal" style:font-style-asian="normal" style:font-style-complex="normal" fo:color="#1155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3_37" style:family="text"/>
    <style:style style:name="T13_38" style:family="text">
      <style:text-properties style:text-line-through-style="none" fo:font-style="normal" style:font-style-asian="normal" style:font-style-complex="normal" fo:color="#1155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3_39" style:family="text"/>
    <style:style style:name="T13_40" style:family="text">
      <style:text-properties style:text-line-through-style="none" fo:font-style="normal" style:font-style-asian="normal" style:font-style-complex="normal" fo:color="#1155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3_41" style:family="text"/>
    <style:style style:name="T13_42" style:family="text">
      <style:text-properties style:text-line-through-style="none" fo:font-style="normal" style:font-style-asian="normal" style:font-style-complex="normal" fo:color="#1155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3_43" style:family="text"/>
    <style:style style:name="T13_44" style:family="text">
      <style:text-properties style:text-line-through-style="none" fo:font-style="normal" style:font-style-asian="normal" style:font-style-complex="normal" fo:color="#1155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3_45" style:family="text"/>
    <style:style style:name="T13_46" style:family="text">
      <style:text-properties style:text-line-through-style="none" fo:font-style="normal" style:font-style-asian="normal" style:font-style-complex="normal" fo:color="#1155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3_47" style:family="text"/>
    <style:style style:name="T13_48" style:family="text">
      <style:text-properties style:text-line-through-style="none" fo:font-style="normal" style:font-style-asian="normal" style:font-style-complex="normal" fo:color="#1155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3_49" style:family="text"/>
    <style:style style:name="T13_50" style:family="text">
      <style:text-properties style:text-line-through-style="none" fo:font-style="normal" style:font-style-asian="normal" style:font-style-complex="normal" fo:color="#1155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3_51" style:family="text"/>
    <style:style style:name="T13_52" style:family="text">
      <style:text-properties style:text-line-through-style="none" fo:font-style="normal" style:font-style-asian="normal" style:font-style-complex="normal" fo:color="#1155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3_5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3" style:family="table-row"/>
    <style:style style:name="Cell5" style:family="table-cell">
      <style:table-cell-properties style:vertical-align="top" fo:border-top="#000000 0.035cm solid" fo:border-bottom="#000000 0.035cm solid" fo:padding-left="0.176cm" fo:border-left="#000000 0.035cm solid" fo:padding-right="0.176cm" fo:border-right="#000000 0.035cm solid"/>
    </style:style>
    <style:style style:name="P1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border-top="#000000 0.035cm solid" fo:border-bottom="#000000 0.035cm solid" fo:padding-left="0.176cm" fo:border-left="#000000 0.035cm solid" fo:padding-right="0.176cm" fo:border-right="#000000 0.035cm solid"/>
    </style:style>
    <style:style style:name="P1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5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5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5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5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5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5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5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5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5_1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5_1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5_1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5_1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5_1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5_1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5_1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5_1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5_2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5_2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5_2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5_2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5_2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5_2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4" style:family="table-row"/>
    <style:style style:name="Cell7" style:family="table-cell">
      <style:table-cell-properties style:vertical-align="top" fo:border-top="#000000 0.035cm solid" fo:border-bottom="#000000 0.035cm solid" fo:padding-left="0.176cm" fo:border-left="#000000 0.035cm solid" fo:padding-right="0.176cm" fo:border-right="#000000 0.035cm solid"/>
    </style:style>
    <style:style style:name="P1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border-top="#000000 0.035cm solid" fo:border-bottom="#000000 0.035cm solid" fo:padding-left="0.176cm" fo:border-left="#000000 0.035cm solid" fo:padding-right="0.176cm" fo:border-right="#000000 0.035cm solid"/>
    </style:style>
    <style:style style:name="P1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7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7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7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7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7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7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7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5" style:family="table-row"/>
    <style:style style:name="Cell9" style:family="table-cell">
      <style:table-cell-properties style:vertical-align="top" fo:border-top="#000000 0.035cm solid" fo:border-bottom="#000000 0.035cm solid" fo:padding-left="0.176cm" fo:border-left="#000000 0.035cm solid" fo:padding-right="0.176cm" fo:border-right="#000000 0.035cm solid"/>
    </style:style>
    <style:style style:name="P1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border-top="#000000 0.035cm solid" fo:border-bottom="#000000 0.035cm solid" fo:padding-left="0.176cm" fo:border-left="#000000 0.035cm solid" fo:padding-right="0.176cm" fo:border-right="#000000 0.035cm solid"/>
    </style:style>
    <style:style style:name="P1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9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9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9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9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9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9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9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9_1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9_1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9_1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9_1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9_1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9_1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6" style:family="table-row"/>
    <style:style style:name="Cell11" style:family="table-cell">
      <style:table-cell-properties style:vertical-align="top" fo:border-top="#000000 0.035cm solid" fo:border-bottom="#000000 0.035cm solid" fo:padding-left="0.176cm" fo:border-left="#000000 0.035cm solid" fo:padding-right="0.176cm" fo:border-right="#000000 0.035cm solid"/>
    </style:style>
    <style:style style:name="P2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border-top="#000000 0.035cm solid" fo:border-bottom="#000000 0.035cm solid" fo:padding-left="0.176cm" fo:border-left="#000000 0.035cm solid" fo:padding-right="0.176cm" fo:border-right="#000000 0.035cm solid"/>
    </style:style>
    <style:style style:name="P2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1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1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1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1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1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1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1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1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break-before="auto" fo:line-height="115%" style:writing-mode="lr-tb"/>
    </style:style>
    <style:style style:name="P2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P2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fo:color="#666666" fo:font-size="12pt" style:font-size-asian="12pt" style:font-size-complex="12pt"/>
    </style:style>
    <style:style style:name="Table2" style:family="table">
      <style:table-properties table:align="left" style:width="18.812cm" fo:margin-left="0cm"/>
    </style:style>
    <style:style style:name="Column3" style:family="table-column">
      <style:table-column-properties style:column-width="1.058cm"/>
    </style:style>
    <style:style style:name="Column4" style:family="table-column">
      <style:table-column-properties style:column-width="17.754cm"/>
    </style:style>
    <style:style style:name="Row7" style:family="table-row"/>
    <style:style style:name="Cell13" style:family="table-cell">
      <style:table-cell-properties fo:background-color="#000000" style:vertical-align="top" fo:border-top="#000000 0.035cm solid" fo:border-bottom="#000000 0.035cm solid" fo:padding-left="0.176cm" fo:border-left="#000000 0.035cm solid" fo:padding-right="0.176cm" fo:border-right="#000000 0.035cm solid"/>
    </style:style>
    <style:style style:name="P2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fo:background-color="#000000" style:vertical-align="top" fo:border-top="#000000 0.035cm solid" fo:border-bottom="#000000 0.035cm solid" fo:padding-left="0.176cm" fo:border-left="#000000 0.035cm solid" fo:padding-right="0.176cm" fo:border-right="#000000 0.035cm solid"/>
    </style:style>
    <style:style style:name="P2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6_1" style:family="text">
      <style:text-properties fo:background-color="#000000" style:text-line-through-style="none" fo:font-style="normal" style:font-style-asian="normal" style:font-style-complex="normal" fo:color="#ffffff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6_2" style:family="text">
      <style:text-properties fo:background-color="#000000" style:text-line-through-style="none" fo:font-style="normal" style:font-style-asian="normal" style:font-style-complex="normal" fo:color="#ffffff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6_3" style:family="text">
      <style:text-properties fo:background-color="#000000" style:text-line-through-style="none" fo:font-style="normal" style:font-style-asian="normal" style:font-style-complex="normal" fo:color="#ffffff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6_4" style:family="text">
      <style:text-properties fo:background-color="#000000" style:text-line-through-style="none" fo:font-style="normal" style:font-style-asian="normal" style:font-style-complex="normal" fo:color="#ffffff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6_5" style:family="text">
      <style:text-properties fo:background-color="#000000" style:text-line-through-style="none" fo:font-style="normal" style:font-style-asian="normal" style:font-style-complex="normal" fo:color="#ffffff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6_6" style:family="text">
      <style:text-properties fo:background-color="#000000" style:text-line-through-style="none" fo:font-style="normal" style:font-style-asian="normal" style:font-style-complex="normal" fo:color="#ffffff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6_7" style:family="text">
      <style:text-properties fo:background-color="#000000" style:text-line-through-style="none" fo:font-style="normal" style:font-style-asian="normal" style:font-style-complex="normal" fo:color="#ffffff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6_8" style:family="text">
      <style:text-properties fo:background-color="#000000" style:text-line-through-style="none" fo:font-style="normal" style:font-style-asian="normal" style:font-style-complex="normal" fo:color="#ffffff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6_9" style:family="text">
      <style:text-properties fo:background-color="#000000" style:text-line-through-style="none" fo:font-style="normal" style:font-style-asian="normal" style:font-style-complex="normal" fo:color="#ffffff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6_10" style:family="text">
      <style:text-properties fo:background-color="#000000" style:text-line-through-style="none" fo:font-style="normal" style:font-style-asian="normal" style:font-style-complex="normal" fo:color="#ffffff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6_11" style:family="text">
      <style:text-properties fo:background-color="#000000" style:text-line-through-style="none" fo:font-style="normal" style:font-style-asian="normal" style:font-style-complex="normal" fo:color="#ffffff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6_12" style:family="text">
      <style:text-properties fo:background-color="#000000" style:text-line-through-style="none" fo:font-style="normal" style:font-style-asian="normal" style:font-style-complex="normal" fo:color="#ffffff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Row8" style:family="table-row"/>
    <style:style style:name="Cell15" style:family="table-cell">
      <style:table-cell-properties style:vertical-align="top" fo:border-top="#000000 0.035cm solid" fo:border-bottom="#000000 0.035cm solid" fo:padding-left="0.176cm" fo:border-left="#000000 0.035cm solid" fo:padding-right="0.176cm" fo:border-right="#000000 0.035cm solid"/>
    </style:style>
    <style:style style:name="P2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border-top="#000000 0.035cm solid" fo:border-bottom="#000000 0.035cm solid" fo:padding-left="0.176cm" fo:border-left="#000000 0.035cm solid" fo:padding-right="0.176cm" fo:border-right="#000000 0.035cm solid"/>
    </style:style>
    <style:style style:name="P2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8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8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8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8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8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8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8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8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8_1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8_1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8_1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8_1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9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9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9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9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9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9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left" fo:break-before="auto" fo:text-indent="0cm" fo:line-height="115%" fo:margin-top="0cm" fo:margin-bottom="0cm" fo:margin-left="1.27cm" fo:margin-right="0cm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Row9" style:family="table-row"/>
    <style:style style:name="Cell17" style:family="table-cell">
      <style:table-cell-properties style:vertical-align="top" fo:border-top="#000000 0.035cm solid" fo:border-bottom="#000000 0.035cm solid" fo:padding-left="0.176cm" fo:border-left="#000000 0.035cm solid" fo:padding-right="0.176cm" fo:border-right="#000000 0.035cm solid"/>
    </style:style>
    <style:style style:name="P3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border-top="#000000 0.035cm solid" fo:border-bottom="#000000 0.035cm solid" fo:padding-left="0.176cm" fo:border-left="#000000 0.035cm solid" fo:padding-right="0.176cm" fo:border-right="#000000 0.035cm solid"/>
    </style:style>
    <style:style style:name="P3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33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33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33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33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33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33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33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33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33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33_1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33_1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33_1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33_1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33_1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33_1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33_1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33_1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33_2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33_2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33_2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33_2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10" style:family="table-row"/>
    <style:style style:name="Cell19" style:family="table-cell">
      <style:table-cell-properties style:vertical-align="top" fo:border-top="#000000 0.035cm solid" fo:border-bottom="#000000 0.035cm solid" fo:padding-left="0.176cm" fo:border-left="#000000 0.035cm solid" fo:padding-right="0.176cm" fo:border-right="#000000 0.035cm solid"/>
    </style:style>
    <style:style style:name="P3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border-top="#000000 0.035cm solid" fo:border-bottom="#000000 0.035cm solid" fo:padding-left="0.176cm" fo:border-left="#000000 0.035cm solid" fo:padding-right="0.176cm" fo:border-right="#000000 0.035cm solid"/>
    </style:style>
    <style:style style:name="P3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35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35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35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35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35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35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35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35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36" style:family="paragraph" style:parent-style-name="Standard">
      <style:paragraph-properties fo:break-before="auto" fo:line-height="115%" style:writing-mode="lr-tb"/>
    </style:style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T37_25" style:family="text"/>
    <style:style style:name="T37_26" style:family="text"/>
    <style:style style:name="T37_27" style:family="text"/>
    <style:style style:name="T37_28" style:family="text"/>
    <style:style style:name="T37_29" style:family="text"/>
    <style:style style:name="T37_30" style:family="text"/>
    <style:style style:name="P38" style:family="paragraph" style:parent-style-name="Standard">
      <style:paragraph-properties fo:break-before="auto" fo:line-height="115%" style:writing-mode="lr-tb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T39_21" style:family="text"/>
    <style:style style:name="T39_22" style:family="text"/>
    <style:style style:name="P40" style:family="paragraph" style:parent-style-name="Standard">
      <style:paragraph-properties fo:break-before="auto" fo:line-height="115%" style:writing-mode="lr-tb"/>
    </style:style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P42" style:family="paragraph" style:parent-style-name="Standard">
      <style:paragraph-properties fo:break-before="auto" fo:line-height="115%" style:writing-mode="lr-tb"/>
      <style:text-properties fo:color="#666666" fo:font-size="10pt" style:font-size-asian="10pt" style:font-size-complex="10pt"/>
    </style:style>
    <style:style style:name="Table3" style:family="table">
      <style:table-properties table:align="left" style:width="18.812cm" fo:margin-left="0cm"/>
    </style:style>
    <style:style style:name="Column5" style:family="table-column">
      <style:table-column-properties style:column-width="1.058cm"/>
    </style:style>
    <style:style style:name="Column6" style:family="table-column">
      <style:table-column-properties style:column-width="17.754cm"/>
    </style:style>
    <style:style style:name="Row11" style:family="table-row"/>
    <style:style style:name="Cell21" style:family="table-cell">
      <style:table-cell-properties fo:background-color="#000000" style:vertical-align="top" fo:border-top="#000000 0.035cm solid" fo:border-bottom="#000000 0.035cm solid" fo:padding-left="0.176cm" fo:border-left="#000000 0.035cm solid" fo:padding-right="0.176cm" fo:border-right="#000000 0.035cm solid"/>
    </style:style>
    <style:style style:name="P4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" style:family="table-cell">
      <style:table-cell-properties fo:background-color="#000000" style:vertical-align="top" fo:border-top="#000000 0.035cm solid" fo:border-bottom="#000000 0.035cm solid" fo:padding-left="0.176cm" fo:border-left="#000000 0.035cm solid" fo:padding-right="0.176cm" fo:border-right="#000000 0.035cm solid"/>
    </style:style>
    <style:style style:name="P4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4_1" style:family="text">
      <style:text-properties fo:background-color="#000000" style:text-line-through-style="none" fo:font-style="normal" style:font-style-asian="normal" style:font-style-complex="normal" fo:color="#ffffff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4_2" style:family="text">
      <style:text-properties fo:background-color="#000000" style:text-line-through-style="none" fo:font-style="normal" style:font-style-asian="normal" style:font-style-complex="normal" fo:color="#ffffff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4_3" style:family="text">
      <style:text-properties fo:background-color="#000000" style:text-line-through-style="none" fo:font-style="normal" style:font-style-asian="normal" style:font-style-complex="normal" fo:color="#ffffff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4_4" style:family="text">
      <style:text-properties fo:background-color="#000000" style:text-line-through-style="none" fo:font-style="normal" style:font-style-asian="normal" style:font-style-complex="normal" fo:color="#ffffff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4_5" style:family="text">
      <style:text-properties fo:background-color="#000000" style:text-line-through-style="none" fo:font-style="normal" style:font-style-asian="normal" style:font-style-complex="normal" fo:color="#ffffff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4_6" style:family="text">
      <style:text-properties fo:background-color="#000000" style:text-line-through-style="none" fo:font-style="normal" style:font-style-asian="normal" style:font-style-complex="normal" fo:color="#ffffff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4_7" style:family="text">
      <style:text-properties fo:background-color="#000000" style:text-line-through-style="none" fo:font-style="normal" style:font-style-asian="normal" style:font-style-complex="normal" fo:color="#ffffff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4_8" style:family="text">
      <style:text-properties fo:background-color="#000000" style:text-line-through-style="none" fo:font-style="normal" style:font-style-asian="normal" style:font-style-complex="normal" fo:color="#ffffff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Row12" style:family="table-row"/>
    <style:style style:name="Cell23" style:family="table-cell">
      <style:table-cell-properties style:vertical-align="top" fo:border-top="#000000 0.035cm solid" fo:border-bottom="#000000 0.035cm solid" fo:padding-left="0.176cm" fo:border-left="#000000 0.035cm solid" fo:padding-right="0.176cm" fo:border-right="#000000 0.035cm solid"/>
    </style:style>
    <style:style style:name="P4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border-top="#000000 0.035cm solid" fo:border-bottom="#000000 0.035cm solid" fo:padding-left="0.176cm" fo:border-left="#000000 0.035cm solid" fo:padding-right="0.176cm" fo:border-right="#000000 0.035cm solid"/>
    </style:style>
    <style:style style:name="P4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6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6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6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6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6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6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6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6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6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6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6_1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6_1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6_1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6_1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6_1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6_1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6_1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6_1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6_2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6_2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6_2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6_2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6_2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6_2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6_2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13" style:family="table-row"/>
    <style:style style:name="Cell25" style:family="table-cell">
      <style:table-cell-properties style:vertical-align="top" fo:border-top="#000000 0.035cm solid" fo:border-bottom="#000000 0.035cm solid" fo:padding-left="0.176cm" fo:border-left="#000000 0.035cm solid" fo:padding-right="0.176cm" fo:border-right="#000000 0.035cm solid"/>
    </style:style>
    <style:style style:name="P4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border-top="#000000 0.035cm solid" fo:border-bottom="#000000 0.035cm solid" fo:padding-left="0.176cm" fo:border-left="#000000 0.035cm solid" fo:padding-right="0.176cm" fo:border-right="#000000 0.035cm solid"/>
    </style:style>
    <style:style style:name="P4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8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8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8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8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8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8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8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8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8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8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8_1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8_1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8_1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14" style:family="table-row"/>
    <style:style style:name="Cell27" style:family="table-cell">
      <style:table-cell-properties style:vertical-align="top" fo:border-top="#000000 0.035cm solid" fo:border-bottom="#000000 0.035cm solid" fo:padding-left="0.176cm" fo:border-left="#000000 0.035cm solid" fo:padding-right="0.176cm" fo:border-right="#000000 0.035cm solid"/>
    </style:style>
    <style:style style:name="P4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border-top="#000000 0.035cm solid" fo:border-bottom="#000000 0.035cm solid" fo:padding-left="0.176cm" fo:border-left="#000000 0.035cm solid" fo:padding-right="0.176cm" fo:border-right="#000000 0.035cm solid"/>
    </style:style>
    <style:style style:name="P5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_1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_1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_1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_1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_1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_1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_1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_1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0_2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_2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_2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_2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_2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15" style:family="table-row"/>
    <style:style style:name="Cell29" style:family="table-cell">
      <style:table-cell-properties style:vertical-align="top" fo:border-top="#000000 0.035cm solid" fo:border-bottom="#000000 0.035cm solid" fo:padding-left="0.176cm" fo:border-left="#000000 0.035cm solid" fo:padding-right="0.176cm" fo:border-right="#000000 0.035cm solid"/>
    </style:style>
    <style:style style:name="P5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border-top="#000000 0.035cm solid" fo:border-bottom="#000000 0.035cm solid" fo:padding-left="0.176cm" fo:border-left="#000000 0.035cm solid" fo:padding-right="0.176cm" fo:border-right="#000000 0.035cm solid"/>
    </style:style>
    <style:style style:name="P5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_1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_1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_1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_1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_1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_1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_1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_1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_2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_2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2_2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_2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_2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_2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16" style:family="table-row"/>
    <style:style style:name="Cell31" style:family="table-cell">
      <style:table-cell-properties style:vertical-align="top" fo:border-top="#000000 0.035cm solid" fo:border-bottom="#000000 0.035cm solid" fo:padding-left="0.176cm" fo:border-left="#000000 0.035cm solid" fo:padding-right="0.176cm" fo:border-right="#000000 0.035cm solid"/>
    </style:style>
    <style:style style:name="P5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border-top="#000000 0.035cm solid" fo:border-bottom="#000000 0.035cm solid" fo:padding-left="0.176cm" fo:border-left="#000000 0.035cm solid" fo:padding-right="0.176cm" fo:border-right="#000000 0.035cm solid"/>
    </style:style>
    <style:style style:name="P5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55" style:family="paragraph" style:parent-style-name="Standard">
      <style:paragraph-properties fo:break-before="auto" fo:line-height="115%" style:writing-mode="lr-tb"/>
    </style:style>
    <style:style style:name="P56" style:family="paragraph" style:parent-style-name="Standard">
      <style:paragraph-properties fo:break-before="auto" fo:line-height="115%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T56_17" style:family="text"/>
    <style:style style:name="T56_18" style:family="text"/>
    <style:style style:name="T56_19" style:family="text"/>
    <style:style style:name="T56_20" style:family="text"/>
    <style:style style:name="T56_21" style:family="text"/>
    <style:style style:name="T56_22" style:family="text"/>
    <style:style style:name="T56_23" style:family="text"/>
    <style:style style:name="T56_24" style:family="text"/>
    <style:style style:name="T56_25" style:family="text"/>
    <style:style style:name="T56_26" style:family="text"/>
    <style:style style:name="T56_27" style:family="text"/>
    <style:style style:name="T56_28" style:family="text"/>
    <style:style style:name="T56_29" style:family="text"/>
    <style:style style:name="T56_30" style:family="text"/>
    <style:style style:name="T56_31" style:family="text"/>
    <style:style style:name="T56_32" style:family="text"/>
    <style:style style:name="T56_33" style:family="text"/>
    <style:style style:name="T56_34" style:family="text"/>
    <style:style style:name="T56_35" style:family="text"/>
    <style:style style:name="T56_36" style:family="text"/>
    <style:style style:name="T56_37" style:family="text"/>
    <style:style style:name="T56_38" style:family="text"/>
    <style:style style:name="P57" style:family="paragraph" style:parent-style-name="Standard">
      <style:paragraph-properties fo:break-before="auto" fo:line-height="115%" style:writing-mode="lr-tb"/>
      <style:text-properties fo:color="#666666" fo:font-size="10pt" style:font-size-asian="10pt" style:font-size-complex="10pt"/>
    </style:style>
    <style:style style:name="Table4" style:family="table">
      <style:table-properties table:align="left" style:width="18.812cm" fo:margin-left="0cm"/>
    </style:style>
    <style:style style:name="Column7" style:family="table-column">
      <style:table-column-properties style:column-width="1.058cm"/>
    </style:style>
    <style:style style:name="Column8" style:family="table-column">
      <style:table-column-properties style:column-width="17.754cm"/>
    </style:style>
    <style:style style:name="Row17" style:family="table-row"/>
    <style:style style:name="Cell33" style:family="table-cell">
      <style:table-cell-properties fo:background-color="#000000" style:vertical-align="top" fo:border-top="#000000 0.035cm solid" fo:border-bottom="#000000 0.035cm solid" fo:padding-left="0.176cm" fo:border-left="#000000 0.035cm solid" fo:padding-right="0.176cm" fo:border-right="#000000 0.035cm solid"/>
    </style:style>
    <style:style style:name="P5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4" style:family="table-cell">
      <style:table-cell-properties fo:background-color="#000000" style:vertical-align="top" fo:border-top="#000000 0.035cm solid" fo:border-bottom="#000000 0.035cm solid" fo:padding-left="0.176cm" fo:border-left="#000000 0.035cm solid" fo:padding-right="0.176cm" fo:border-right="#000000 0.035cm solid"/>
    </style:style>
    <style:style style:name="P5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9_1" style:family="text">
      <style:text-properties fo:background-color="#000000" style:text-line-through-style="none" fo:font-style="normal" style:font-style-asian="normal" style:font-style-complex="normal" fo:color="#ffffff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9_2" style:family="text">
      <style:text-properties fo:background-color="#000000" style:text-line-through-style="none" fo:font-style="normal" style:font-style-asian="normal" style:font-style-complex="normal" fo:color="#ffffff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9_3" style:family="text">
      <style:text-properties fo:background-color="#000000" style:text-line-through-style="none" fo:font-style="normal" style:font-style-asian="normal" style:font-style-complex="normal" fo:color="#ffffff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9_4" style:family="text">
      <style:text-properties fo:background-color="#000000" style:text-line-through-style="none" fo:font-style="normal" style:font-style-asian="normal" style:font-style-complex="normal" fo:color="#ffffff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9_5" style:family="text">
      <style:text-properties fo:background-color="#000000" style:text-line-through-style="none" fo:font-style="normal" style:font-style-asian="normal" style:font-style-complex="normal" fo:color="#ffffff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9_6" style:family="text">
      <style:text-properties fo:background-color="#000000" style:text-line-through-style="none" fo:font-style="normal" style:font-style-asian="normal" style:font-style-complex="normal" fo:color="#ffffff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9_7" style:family="text">
      <style:text-properties fo:background-color="#000000" style:text-line-through-style="none" fo:font-style="normal" style:font-style-asian="normal" style:font-style-complex="normal" fo:color="#ffffff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59_8" style:family="text">
      <style:text-properties fo:background-color="#000000" style:text-line-through-style="none" fo:font-style="normal" style:font-style-asian="normal" style:font-style-complex="normal" fo:color="#ffffff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Row18" style:family="table-row"/>
    <style:style style:name="Cell35" style:family="table-cell">
      <style:table-cell-properties style:vertical-align="top" fo:border-top="#000000 0.035cm solid" fo:border-bottom="#000000 0.035cm solid" fo:padding-left="0.176cm" fo:border-left="#000000 0.035cm solid" fo:padding-right="0.176cm" fo:border-right="#000000 0.035cm solid"/>
    </style:style>
    <style:style style:name="P6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6" style:family="table-cell">
      <style:table-cell-properties style:vertical-align="top" fo:border-top="#000000 0.035cm solid" fo:border-bottom="#000000 0.035cm solid" fo:padding-left="0.176cm" fo:border-left="#000000 0.035cm solid" fo:padding-right="0.176cm" fo:border-right="#000000 0.035cm solid"/>
    </style:style>
    <style:style style:name="P6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1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1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1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1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1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1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1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1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1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1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1_1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1_1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1_1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1_1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1_1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1_1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1_1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1_1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1_2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1_2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1_2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1_2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1_2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1_2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1_2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19" style:family="table-row"/>
    <style:style style:name="Cell37" style:family="table-cell">
      <style:table-cell-properties style:vertical-align="top" fo:border-top="#000000 0.035cm solid" fo:border-bottom="#000000 0.035cm solid" fo:padding-left="0.176cm" fo:border-left="#000000 0.035cm solid" fo:padding-right="0.176cm" fo:border-right="#000000 0.035cm solid"/>
    </style:style>
    <style:style style:name="P6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8" style:family="table-cell">
      <style:table-cell-properties style:vertical-align="top" fo:border-top="#000000 0.035cm solid" fo:border-bottom="#000000 0.035cm solid" fo:padding-left="0.176cm" fo:border-left="#000000 0.035cm solid" fo:padding-right="0.176cm" fo:border-right="#000000 0.035cm solid"/>
    </style:style>
    <style:style style:name="P6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3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3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3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3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3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3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3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3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3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3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3_1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3_1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Row20" style:family="table-row"/>
    <style:style style:name="Cell39" style:family="table-cell">
      <style:table-cell-properties style:vertical-align="top" fo:border-top="#000000 0.035cm solid" fo:border-bottom="#000000 0.035cm solid" fo:padding-left="0.176cm" fo:border-left="#000000 0.035cm solid" fo:padding-right="0.176cm" fo:border-right="#000000 0.035cm solid"/>
    </style:style>
    <style:style style:name="P6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0" style:family="table-cell">
      <style:table-cell-properties style:vertical-align="top" fo:border-top="#000000 0.035cm solid" fo:border-bottom="#000000 0.035cm solid" fo:padding-left="0.176cm" fo:border-left="#000000 0.035cm solid" fo:padding-right="0.176cm" fo:border-right="#000000 0.035cm solid"/>
    </style:style>
    <style:style style:name="P6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5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5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5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5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5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5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5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5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5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5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5_1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5_1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5_1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5_1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5_1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5_1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5_1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5_1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5_2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5_2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5_2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5_2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5_2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21" style:family="table-row"/>
    <style:style style:name="Cell41" style:family="table-cell">
      <style:table-cell-properties style:vertical-align="top" fo:border-top="#000000 0.035cm solid" fo:border-bottom="#000000 0.035cm solid" fo:padding-left="0.176cm" fo:border-left="#000000 0.035cm solid" fo:padding-right="0.176cm" fo:border-right="#000000 0.035cm solid"/>
    </style:style>
    <style:style style:name="P6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2" style:family="table-cell">
      <style:table-cell-properties style:vertical-align="top" fo:border-top="#000000 0.035cm solid" fo:border-bottom="#000000 0.035cm solid" fo:padding-left="0.176cm" fo:border-left="#000000 0.035cm solid" fo:padding-right="0.176cm" fo:border-right="#000000 0.035cm solid"/>
    </style:style>
    <style:style style:name="P6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7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7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7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7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7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7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7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7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7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7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7_1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7_1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7_1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7_1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7_1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7_1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7_1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7_1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7_2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7_2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67_2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7_2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7_2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7_2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22" style:family="table-row"/>
    <style:style style:name="Cell43" style:family="table-cell">
      <style:table-cell-properties style:vertical-align="top" fo:border-top="#000000 0.035cm solid" fo:border-bottom="#000000 0.035cm solid" fo:padding-left="0.176cm" fo:border-left="#000000 0.035cm solid" fo:padding-right="0.176cm" fo:border-right="#000000 0.035cm solid"/>
    </style:style>
    <style:style style:name="P6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4" style:family="table-cell">
      <style:table-cell-properties style:vertical-align="top" fo:border-top="#000000 0.035cm solid" fo:border-bottom="#000000 0.035cm solid" fo:padding-left="0.176cm" fo:border-left="#000000 0.035cm solid" fo:padding-right="0.176cm" fo:border-right="#000000 0.035cm solid"/>
    </style:style>
    <style:style style:name="P6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9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9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9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9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9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9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70" style:family="paragraph" style:parent-style-name="Standard">
      <style:paragraph-properties fo:break-before="auto" fo:line-height="115%" style:writing-mode="lr-tb"/>
    </style:style>
    <style:style style:name="P71" style:family="paragraph" style:parent-style-name="Standard">
      <style:paragraph-properties fo:break-before="auto" fo:line-height="115%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/>
    <style:style style:name="T71_14" style:family="text"/>
    <style:style style:name="T71_15" style:family="text"/>
    <style:style style:name="T71_16" style:family="text"/>
    <style:style style:name="T71_17" style:family="text"/>
    <style:style style:name="T71_18" style:family="text"/>
    <style:style style:name="T71_19" style:family="text"/>
    <style:style style:name="T71_20" style:family="text"/>
    <style:style style:name="T71_21" style:family="text"/>
    <style:style style:name="T71_22" style:family="text"/>
    <style:style style:name="T71_23" style:family="text"/>
    <style:style style:name="T71_24" style:family="text"/>
    <style:style style:name="T71_25" style:family="text"/>
    <style:style style:name="T71_26" style:family="text"/>
    <style:style style:name="T71_27" style:family="text"/>
    <style:style style:name="T71_28" style:family="text"/>
    <style:style style:name="T71_29" style:family="text"/>
    <style:style style:name="T71_30" style:family="text"/>
    <style:style style:name="T71_31" style:family="text"/>
    <style:style style:name="T71_32" style:family="text"/>
    <style:style style:name="T71_33" style:family="text"/>
    <style:style style:name="T71_34" style:family="text"/>
    <style:style style:name="T71_35" style:family="text"/>
    <style:style style:name="T71_36" style:family="text"/>
    <style:style style:name="T71_37" style:family="text"/>
    <style:style style:name="T71_38" style:family="text"/>
    <style:style style:name="P72" style:family="paragraph" style:parent-style-name="Standard">
      <style:paragraph-properties fo:break-before="auto" fo:line-height="115%" style:writing-mode="lr-tb"/>
    </style:style>
    <style:style style:name="P73" style:family="paragraph" style:parent-style-name="Standard">
      <style:paragraph-properties fo:break-before="auto" fo:line-height="115%" style:writing-mode="lr-tb"/>
    </style:style>
    <style:style style:name="T73_1" style:family="text">
      <style:text-properties fo:color="#666666" fo:font-size="12pt" style:font-size-asian="12pt" style:font-size-complex="12pt"/>
    </style:style>
    <style:style style:name="T73_2" style:family="text">
      <style:text-properties fo:color="#666666" fo:font-size="12pt" style:font-size-asian="12pt" style:font-size-complex="12pt"/>
    </style:style>
    <style:style style:name="T73_3" style:family="text">
      <style:text-properties fo:color="#666666" fo:font-size="12pt" style:font-size-asian="12pt" style:font-size-complex="12pt"/>
    </style:style>
    <style:style style:name="T73_4" style:family="text">
      <style:text-properties fo:color="#666666" fo:font-size="12pt" style:font-size-asian="12pt" style:font-size-complex="12pt"/>
    </style:style>
    <style:style style:name="T73_5" style:family="text">
      <style:text-properties fo:color="#666666" fo:font-size="12pt" style:font-size-asian="12pt" style:font-size-complex="12pt"/>
    </style:style>
    <style:style style:name="T73_6" style:family="text">
      <style:text-properties fo:color="#666666" fo:font-size="12pt" style:font-size-asian="12pt" style:font-size-complex="12pt"/>
    </style:style>
    <style:style style:name="T73_7" style:family="text">
      <style:text-properties fo:color="#666666" fo:font-size="12pt" style:font-size-asian="12pt" style:font-size-complex="12pt"/>
    </style:style>
    <style:style style:name="T73_8" style:family="text">
      <style:text-properties fo:color="#666666" fo:font-size="12pt" style:font-size-asian="12pt" style:font-size-complex="12pt"/>
    </style:style>
    <style:style style:name="T73_9" style:family="text">
      <style:text-properties fo:color="#666666" fo:font-size="12pt" style:font-size-asian="12pt" style:font-size-complex="12pt"/>
    </style:style>
    <style:style style:name="T73_10" style:family="text">
      <style:text-properties fo:color="#666666" fo:font-size="12pt" style:font-size-asian="12pt" style:font-size-complex="12pt"/>
    </style:style>
    <style:style style:name="T73_11" style:family="text">
      <style:text-properties fo:color="#666666" fo:font-size="12pt" style:font-size-asian="12pt" style:font-size-complex="12pt"/>
    </style:style>
    <style:style style:name="T73_12" style:family="text">
      <style:text-properties fo:color="#666666" fo:font-size="12pt" style:font-size-asian="12pt" style:font-size-complex="12pt"/>
    </style:style>
    <style:style style:name="T73_13" style:family="text">
      <style:text-properties fo:color="#666666" fo:font-size="12pt" style:font-size-asian="12pt" style:font-size-complex="12pt"/>
    </style:style>
    <style:style style:name="T73_14" style:family="text">
      <style:text-properties fo:color="#666666" fo:font-size="12pt" style:font-size-asian="12pt" style:font-size-complex="12pt"/>
    </style:style>
    <style:style style:name="T73_15" style:family="text">
      <style:text-properties fo:color="#666666" fo:font-size="12pt" style:font-size-asian="12pt" style:font-size-complex="12pt"/>
    </style:style>
    <style:style style:name="T73_16" style:family="text">
      <style:text-properties fo:color="#666666" fo:font-size="12pt" style:font-size-asian="12pt" style:font-size-complex="12pt"/>
    </style:style>
    <style:style style:name="T73_17" style:family="text">
      <style:text-properties fo:color="#666666" fo:font-size="12pt" style:font-size-asian="12pt" style:font-size-complex="12pt"/>
    </style:style>
    <style:style style:name="T73_18" style:family="text">
      <style:text-properties fo:color="#666666" fo:font-size="12pt" style:font-size-asian="12pt" style:font-size-complex="12pt"/>
    </style:style>
    <style:style style:name="T73_19" style:family="text">
      <style:text-properties fo:color="#666666" fo:font-size="12pt" style:font-size-asian="12pt" style:font-size-complex="12pt"/>
    </style:style>
    <style:style style:name="T73_20" style:family="text">
      <style:text-properties fo:color="#666666" fo:font-size="12pt" style:font-size-asian="12pt" style:font-size-complex="12pt"/>
    </style:style>
    <style:style style:name="T73_21" style:family="text">
      <style:text-properties fo:color="#666666" fo:font-size="12pt" style:font-size-asian="12pt" style:font-size-complex="12pt"/>
    </style:style>
    <style:style style:name="T73_22" style:family="text">
      <style:text-properties fo:color="#666666" fo:font-size="12pt" style:font-size-asian="12pt" style:font-size-complex="12pt"/>
    </style:style>
    <style:style style:name="T73_23" style:family="text">
      <style:text-properties fo:color="#666666" fo:font-size="12pt" style:font-size-asian="12pt" style:font-size-complex="12pt"/>
    </style:style>
    <style:style style:name="T73_24" style:family="text">
      <style:text-properties fo:color="#666666" fo:font-size="12pt" style:font-size-asian="12pt" style:font-size-complex="12pt"/>
    </style:style>
    <style:style style:name="T73_25" style:family="text">
      <style:text-properties fo:color="#666666" fo:font-size="12pt" style:font-size-asian="12pt" style:font-size-complex="12pt"/>
    </style:style>
    <style:style style:name="T73_26" style:family="text">
      <style:text-properties fo:color="#666666" fo:font-size="12pt" style:font-size-asian="12pt" style:font-size-complex="12pt"/>
    </style:style>
    <style:style style:name="T73_27" style:family="text">
      <style:text-properties fo:color="#666666" fo:font-size="12pt" style:font-size-asian="12pt" style:font-size-complex="12pt"/>
    </style:style>
    <style:style style:name="T73_28" style:family="text">
      <style:text-properties fo:color="#666666" fo:font-size="12pt" style:font-size-asian="12pt" style:font-size-complex="12pt"/>
    </style:style>
    <style:style style:name="T73_29" style:family="text">
      <style:text-properties fo:color="#666666" fo:font-size="12pt" style:font-size-asian="12pt" style:font-size-complex="12pt"/>
    </style:style>
    <style:style style:name="T73_30" style:family="text">
      <style:text-properties fo:color="#666666" fo:font-size="12pt" style:font-size-asian="12pt" style:font-size-complex="12pt"/>
    </style:style>
    <style:style style:name="T73_31" style:family="text">
      <style:text-properties fo:color="#666666" fo:font-size="12pt" style:font-size-asian="12pt" style:font-size-complex="12pt"/>
    </style:style>
    <style:style style:name="T73_32" style:family="text">
      <style:text-properties fo:color="#666666" fo:font-size="12pt" style:font-size-asian="12pt" style:font-size-complex="12pt"/>
    </style:style>
    <style:style style:name="T73_33" style:family="text">
      <style:text-properties fo:color="#666666" fo:font-size="12pt" style:font-size-asian="12pt" style:font-size-complex="12pt"/>
    </style:style>
    <style:style style:name="T73_34" style:family="text">
      <style:text-properties fo:color="#666666" fo:font-size="12pt" style:font-size-asian="12pt" style:font-size-complex="12pt"/>
    </style:style>
    <style:style style:name="T73_35" style:family="text">
      <style:text-properties fo:color="#666666" fo:font-size="12pt" style:font-size-asian="12pt" style:font-size-complex="12pt"/>
    </style:style>
    <style:style style:name="T73_36" style:family="text">
      <style:text-properties fo:color="#666666" fo:font-size="12pt" style:font-size-asian="12pt" style:font-size-complex="12pt"/>
    </style:style>
    <style:style style:name="T73_37" style:family="text">
      <style:text-properties fo:color="#666666" fo:font-size="12pt" style:font-size-asian="12pt" style:font-size-complex="12pt"/>
    </style:style>
    <style:style style:name="T73_38" style:family="text">
      <style:text-properties fo:color="#666666" fo:font-size="12pt" style:font-size-asian="12pt" style:font-size-complex="12pt"/>
    </style:style>
    <style:style style:name="T73_39" style:family="text">
      <style:text-properties fo:color="#666666" fo:font-size="12pt" style:font-size-asian="12pt" style:font-size-complex="12pt"/>
    </style:style>
    <style:style style:name="T73_40" style:family="text">
      <style:text-properties fo:color="#666666" fo:font-size="12pt" style:font-size-asian="12pt" style:font-size-complex="12pt"/>
    </style:style>
    <style:style style:name="T73_41" style:family="text">
      <style:text-properties fo:color="#666666" fo:font-size="12pt" style:font-size-asian="12pt" style:font-size-complex="12pt"/>
    </style:style>
    <style:style style:name="T73_42" style:family="text">
      <style:text-properties fo:color="#666666" fo:font-size="12pt" style:font-size-asian="12pt" style:font-size-complex="12pt"/>
    </style:style>
    <style:style style:name="T73_43" style:family="text">
      <style:text-properties fo:color="#666666" fo:font-size="12pt" style:font-size-asian="12pt" style:font-size-complex="12pt"/>
    </style:style>
    <style:style style:name="T73_44" style:family="text">
      <style:text-properties fo:color="#666666" fo:font-size="12pt" style:font-size-asian="12pt" style:font-size-complex="12pt"/>
    </style:style>
    <style:style style:name="T73_45" style:family="text">
      <style:text-properties fo:color="#666666" fo:font-size="12pt" style:font-size-asian="12pt" style:font-size-complex="12pt"/>
    </style:style>
    <style:style style:name="T73_46" style:family="text">
      <style:text-properties fo:color="#666666" fo:font-size="12pt" style:font-size-asian="12pt" style:font-size-complex="12pt"/>
    </style:style>
    <style:style style:name="T73_47" style:family="text">
      <style:text-properties fo:color="#666666" fo:font-size="12pt" style:font-size-asian="12pt" style:font-size-complex="12pt"/>
    </style:style>
    <style:style style:name="T73_48" style:family="text">
      <style:text-properties fo:color="#666666" fo:font-size="12pt" style:font-size-asian="12pt" style:font-size-complex="12pt"/>
    </style:style>
    <style:style style:name="T73_49" style:family="text">
      <style:text-properties fo:color="#666666" fo:font-size="12pt" style:font-size-asian="12pt" style:font-size-complex="12pt"/>
    </style:style>
    <style:style style:name="T73_50" style:family="text">
      <style:text-properties fo:color="#666666" fo:font-size="12pt" style:font-size-asian="12pt" style:font-size-complex="12pt"/>
    </style:style>
    <style:style style:name="T73_51" style:family="text">
      <style:text-properties fo:color="#666666" fo:font-size="12pt" style:font-size-asian="12pt" style:font-size-complex="12pt"/>
    </style:style>
    <style:style style:name="T73_52" style:family="text">
      <style:text-properties fo:color="#666666" fo:font-size="12pt" style:font-size-asian="12pt" style:font-size-complex="12pt"/>
    </style:style>
    <style:style style:name="T73_53" style:family="text">
      <style:text-properties fo:color="#666666" fo:font-size="12pt" style:font-size-asian="12pt" style:font-size-complex="12pt"/>
    </style:style>
    <style:style style:name="T73_54" style:family="text">
      <style:text-properties fo:color="#666666" fo:font-size="12pt" style:font-size-asian="12pt" style:font-size-complex="12pt"/>
    </style:style>
    <style:style style:name="T73_55" style:family="text">
      <style:text-properties fo:color="#666666" fo:font-size="12pt" style:font-size-asian="12pt" style:font-size-complex="12pt"/>
    </style:style>
    <style:style style:name="T73_56" style:family="text">
      <style:text-properties fo:color="#666666" fo:font-size="12pt" style:font-size-asian="12pt" style:font-size-complex="12pt"/>
    </style:style>
    <style:style style:name="T73_57" style:family="text">
      <style:text-properties fo:color="#666666" fo:font-size="12pt" style:font-size-asian="12pt" style:font-size-complex="12pt"/>
    </style:style>
    <style:style style:name="T73_58" style:family="text">
      <style:text-properties fo:color="#666666" fo:font-size="12pt" style:font-size-asian="12pt" style:font-size-complex="12pt"/>
    </style:style>
    <style:style style:name="T73_59" style:family="text">
      <style:text-properties fo:color="#666666" fo:font-size="12pt" style:font-size-asian="12pt" style:font-size-complex="12pt"/>
    </style:style>
    <style:style style:name="T73_60" style:family="text">
      <style:text-properties fo:color="#666666" fo:font-size="12pt" style:font-size-asian="12pt" style:font-size-complex="12pt"/>
    </style:style>
    <style:style style:name="T73_61" style:family="text">
      <style:text-properties fo:color="#666666" fo:font-size="12pt" style:font-size-asian="12pt" style:font-size-complex="12pt"/>
    </style:style>
    <style:style style:name="T73_62" style:family="text">
      <style:text-properties fo:color="#666666" fo:font-size="12pt" style:font-size-asian="12pt" style:font-size-complex="12pt"/>
    </style:style>
  </office:automatic-styles>
  <office:body>
    <office:text>
      <text:p text:style-name="P1"><text:span text:style-name="T1_1">Checklist</text:span><text:span text:style-name="T1_2">:<text:s/></text:span><text:span text:style-name="T1_3">Creating</text:span><text:span text:style-name="T1_4"><text:s/></text:span><text:span text:style-name="T1_5">a</text:span><text:span text:style-name="T1_6"><text:s/></text:span><text:span text:style-name="T1_7">Security</text:span><text:span text:style-name="T1_8"><text:s/></text:span><text:span text:style-name="T1_9">Group</text:span></text:p>
      <text:p text:style-name="P2"/>
      <text:p text:style-name="P3"><text:span text:style-name="T3_1">First</text:span><text:span text:style-name="T3_2"><text:s/></text:span><text:span text:style-name="T3_3">Name</text:span><text:span text:style-name="T3_4">:<text:tab/><text:tab/><text:tab/><text:tab/><text:tab/></text:span><text:span text:style-name="T3_5">Last</text:span><text:span text:style-name="T3_6"><text:s/></text:span><text:span text:style-name="T3_7">Name</text:span><text:span text:style-name="T3_8">:<text:s text:c="3"/><text:tab/><text:tab/><text:tab/><text:tab/></text:span></text:p>
      <text:p text:style-name="P4"><text:span text:style-name="T4_1">Project</text:span><text:span text:style-name="T4_2"><text:s/></text:span><text:span text:style-name="T4_3">Name</text:span><text:span text:style-name="T4_4">:<text:s/><text:tab/><text:tab/><text:tab/><text:tab/></text:span><text:span text:style-name="T4_5">Date</text:span><text:span text:style-name="T4_6">:</text:span></text:p>
      <text:p text:style-name="P5"/>
      <text:p text:style-name="P6"><text:span text:style-name="T6_1">A</text:span><text:span text:style-name="T6_2"><text:s/></text:span><text:span text:style-name="T6_3">Security</text:span><text:span text:style-name="T6_4"><text:s/></text:span><text:span text:style-name="T6_5">Group</text:span><text:span text:style-name="T6_6"><text:s/></text:span><text:span text:style-name="T6_7">is</text:span><text:span text:style-name="T6_8"><text:s/></text:span><text:span text:style-name="T6_9">the</text:span><text:span text:style-name="T6_10"><text:s/></text:span><text:span text:style-name="T6_11">set</text:span><text:span text:style-name="T6_12"><text:s/></text:span><text:span text:style-name="T6_13">of</text:span><text:span text:style-name="T6_14"><text:s/></text:span><text:span text:style-name="T6_15">rules</text:span><text:span text:style-name="T6_16"><text:s/></text:span><text:span text:style-name="T6_17">that</text:span><text:span text:style-name="T6_18"><text:s/></text:span><text:span text:style-name="T6_19">govern</text:span><text:span text:style-name="T6_20"><text:s/></text:span><text:span text:style-name="T6_21">network</text:span><text:span text:style-name="T6_22"><text:s/></text:span><text:span text:style-name="T6_23">access</text:span><text:span text:style-name="T6_24"><text:s/></text:span><text:span text:style-name="T6_25">to</text:span><text:span text:style-name="T6_26"><text:s/></text:span><text:span text:style-name="T6_27">your</text:span><text:span text:style-name="T6_28"><text:s/></text:span><text:span text:style-name="T6_29">server</text:span><text:span text:style-name="T6_30"><text:s/></text:span><text:span text:style-name="T6_31">from</text:span><text:span text:style-name="T6_32"><text:s/></text:span><text:span text:style-name="T6_33">the</text:span><text:span text:style-name="T6_34"><text:s/></text:span><text:span text:style-name="T6_35">wide</text:span><text:span text:style-name="T6_36"><text:s/></text:span><text:span text:style-name="T6_37">world</text:span><text:span text:style-name="T6_38">.</text:span></text:p>
      <text:p text:style-name="P7"/>
      <text:p text:style-name="P8"><text:span text:style-name="T8_1">If</text:span><text:span text:style-name="T8_2"><text:s/></text:span><text:span text:style-name="T8_3">working</text:span><text:span text:style-name="T8_4"><text:s/></text:span><text:span text:style-name="T8_5">online</text:span><text:span text:style-name="T8_6"><text:s/></text:span><text:span text:style-name="T8_7">you</text:span><text:span text:style-name="T8_8"><text:s/></text:span><text:span text:style-name="T8_9">can</text:span><text:span text:style-name="T8_10"><text:s/></text:span><text:span text:style-name="T8_11">copy</text:span><text:span text:style-name="T8_12"><text:s/></text:span><text:span text:style-name="T8_13">the</text:span><text:span text:style-name="T8_14"><text:s/></text:span><draw:frame svg:x="0cm" svg:y="0cm" svg:width="0.423cm" svg:height="0.423cm" draw:style-name="FR1" text:anchor-type="as-char" draw:z-index="0"><draw:image xlink:href="Pictures/image1.png" xlink:type="simple" xlink:show="embed" xlink:actuate="onLoad"/></draw:frame><text:span text:style-name="T8_15"><text:s/></text:span><text:span text:style-name="T8_16">and</text:span><text:span text:style-name="T8_17"><text:s/></text:span><text:span text:style-name="T8_18">paste</text:span><text:span text:style-name="T8_19"><text:s/></text:span><text:span text:style-name="T8_20">it</text:span><text:span text:style-name="T8_21"><text:s/></text:span><text:span text:style-name="T8_22">in</text:span><text:span text:style-name="T8_23"><text:s/></text:span><text:span text:style-name="T8_24">the</text:span><text:span text:style-name="T8_25"><text:s/></text:span><text:span text:style-name="T8_26">boxes</text:span><text:span text:style-name="T8_27"><text:s/></text:span><text:span text:style-name="T8_28">on</text:span><text:span text:style-name="T8_29"><text:s/></text:span><text:span text:style-name="T8_30">the</text:span><text:span text:style-name="T8_31"><text:s/></text:span><text:span text:style-name="T8_32">left</text:span><text:span text:style-name="T8_33"><text:s/></text:span><text:span text:style-name="T8_34">as</text:span><text:span text:style-name="T8_35"><text:s/></text:span><text:span text:style-name="T8_36">you</text:span><text:span text:style-name="T8_37"><text:s/></text:span><text:span text:style-name="T8_38">progress</text:span><text:span text:style-name="T8_39">.<text:s/></text:span><text:span text:style-name="T8_40">Otherwise</text:span><text:span text:style-name="T8_41"><text:s/></text:span><text:span text:style-name="T8_42">fill</text:span><text:span text:style-name="T8_43"><text:s/></text:span><text:span text:style-name="T8_44">the</text:span><text:span text:style-name="T8_45"><text:s/></text:span><text:span text:style-name="T8_46">details</text:span><text:span text:style-name="T8_47"><text:s/></text:span><text:span text:style-name="T8_48">in</text:span><text:span text:style-name="T8_49"><text:s/></text:span><text:span text:style-name="T8_50">by</text:span><text:span text:style-name="T8_51"><text:s/></text:span><text:span text:style-name="T8_52">hand</text:span><text:span text:style-name="T8_53"><text:s/>:)<text:s/></text:span></text:p>
      <text:p text:style-name="P9"/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10"/>
          </table:table-cell>
          <table:table-cell table:style-name="Cell2">
            <text:p text:style-name="P11"><text:span text:style-name="T11_1">Bring</text:span><text:span text:style-name="T11_2"><text:s/></text:span><text:span text:style-name="T11_3">up</text:span><text:span text:style-name="T11_4"><text:s/></text:span><text:span text:style-name="T11_5">the</text:span><text:span text:style-name="T11_6"><text:s/></text:span><text:span text:style-name="T11_7">Create</text:span><text:span text:style-name="T11_8"><text:s/></text:span><text:span text:style-name="T11_9">Security</text:span><text:span text:style-name="T11_10"><text:s/></text:span><text:span text:style-name="T11_11">Group</text:span><text:span text:style-name="T11_12"><text:s/></text:span><text:span text:style-name="T11_13">dialogue</text:span><text:span text:style-name="T11_14">:</text:span></text:p>
          </table:table-cell>
        </table:table-row>
        <table:table-row table:style-name="Row2">
          <table:table-cell table:style-name="Cell3">
            <text:p text:style-name="P12"/>
          </table:table-cell>
          <table:table-cell table:style-name="Cell4">
            <text:p text:style-name="P13"><text:span text:style-name="T13_1">In</text:span><text:span text:style-name="T13_2"><text:s/></text:span><text:span text:style-name="T13_3">a</text:span><text:span text:style-name="T13_4"><text:s/></text:span><text:span text:style-name="T13_5">web</text:span><text:span text:style-name="T13_6"><text:s/></text:span><text:span text:style-name="T13_7">browser</text:span><text:span text:style-name="T13_8"><text:s/></text:span><text:span text:style-name="T13_9">navigate</text:span><text:span text:style-name="T13_10"><text:s/></text:span><text:span text:style-name="T13_11">to</text:span><text:span text:style-name="T13_12"><text:s/></text:span><text:span text:style-name="T13_13"><text:a xlink:type="simple" xlink:href="https://dashboard.rc.nectar.org.au/project/access_and_security/"><text:span text:style-name="T13_14">https</text:span></text:a></text:span><text:span text:style-name="T13_15"><text:a xlink:type="simple" xlink:href="https://dashboard.rc.nectar.org.au/project/access_and_security/"><text:span text:style-name="T13_16">://</text:span></text:a></text:span><text:span text:style-name="T13_17"><text:a xlink:type="simple" xlink:href="https://dashboard.rc.nectar.org.au/project/access_and_security/"><text:span text:style-name="T13_18">dashboard</text:span></text:a></text:span><text:span text:style-name="T13_19"><text:a xlink:type="simple" xlink:href="https://dashboard.rc.nectar.org.au/project/access_and_security/"><text:span text:style-name="T13_20">.</text:span></text:a></text:span><text:span text:style-name="T13_21"><text:a xlink:type="simple" xlink:href="https://dashboard.rc.nectar.org.au/project/access_and_security/"><text:span text:style-name="T13_22">rc</text:span></text:a></text:span><text:span text:style-name="T13_23"><text:a xlink:type="simple" xlink:href="https://dashboard.rc.nectar.org.au/project/access_and_security/"><text:span text:style-name="T13_24">.</text:span></text:a></text:span><text:span text:style-name="T13_25"><text:a xlink:type="simple" xlink:href="https://dashboard.rc.nectar.org.au/project/access_and_security/"><text:span text:style-name="T13_26">nectar</text:span></text:a></text:span><text:span text:style-name="T13_27"><text:a xlink:type="simple" xlink:href="https://dashboard.rc.nectar.org.au/project/access_and_security/"><text:span text:style-name="T13_28">.</text:span></text:a></text:span><text:span text:style-name="T13_29"><text:a xlink:type="simple" xlink:href="https://dashboard.rc.nectar.org.au/project/access_and_security/"><text:span text:style-name="T13_30">org</text:span></text:a></text:span><text:span text:style-name="T13_31"><text:a xlink:type="simple" xlink:href="https://dashboard.rc.nectar.org.au/project/access_and_security/"><text:span text:style-name="T13_32">.</text:span></text:a></text:span><text:span text:style-name="T13_33"><text:a xlink:type="simple" xlink:href="https://dashboard.rc.nectar.org.au/project/access_and_security/"><text:span text:style-name="T13_34">au</text:span></text:a></text:span><text:span text:style-name="T13_35"><text:a xlink:type="simple" xlink:href="https://dashboard.rc.nectar.org.au/project/access_and_security/"><text:span text:style-name="T13_36">/</text:span></text:a></text:span><text:span text:style-name="T13_37"><text:a xlink:type="simple" xlink:href="https://dashboard.rc.nectar.org.au/project/access_and_security/"><text:span text:style-name="T13_38">project</text:span></text:a></text:span><text:span text:style-name="T13_39"><text:a xlink:type="simple" xlink:href="https://dashboard.rc.nectar.org.au/project/access_and_security/"><text:span text:style-name="T13_40">/</text:span></text:a></text:span><text:span text:style-name="T13_41"><text:a xlink:type="simple" xlink:href="https://dashboard.rc.nectar.org.au/project/access_and_security/"><text:span text:style-name="T13_42">access</text:span></text:a></text:span><text:span text:style-name="T13_43"><text:a xlink:type="simple" xlink:href="https://dashboard.rc.nectar.org.au/project/access_and_security/"><text:span text:style-name="T13_44">_</text:span></text:a></text:span><text:span text:style-name="T13_45"><text:a xlink:type="simple" xlink:href="https://dashboard.rc.nectar.org.au/project/access_and_security/"><text:span text:style-name="T13_46">and</text:span></text:a></text:span><text:span text:style-name="T13_47"><text:a xlink:type="simple" xlink:href="https://dashboard.rc.nectar.org.au/project/access_and_security/"><text:span text:style-name="T13_48">_</text:span></text:a></text:span><text:span text:style-name="T13_49"><text:a xlink:type="simple" xlink:href="https://dashboard.rc.nectar.org.au/project/access_and_security/"><text:span text:style-name="T13_50">security</text:span></text:a></text:span><text:span text:style-name="T13_51"><text:a xlink:type="simple" xlink:href="https://dashboard.rc.nectar.org.au/project/access_and_security/"><text:span text:style-name="T13_52">/</text:span></text:a></text:span><text:span text:style-name="T13_53"><text:s/></text:span></text:p>
          </table:table-cell>
        </table:table-row>
        <table:table-row table:style-name="Row3">
          <table:table-cell table:style-name="Cell5">
            <text:p text:style-name="P14"/>
          </table:table-cell>
          <table:table-cell table:style-name="Cell6">
            <text:p text:style-name="P15"><text:span text:style-name="T15_1">The</text:span><text:span text:style-name="T15_2"><text:s/></text:span><text:span text:style-name="T15_3">project</text:span><text:span text:style-name="T15_4"><text:s/></text:span><text:span text:style-name="T15_5">name</text:span><text:span text:style-name="T15_6"><text:s/></text:span><text:span text:style-name="T15_7">in</text:span><text:span text:style-name="T15_8"><text:s/></text:span><text:span text:style-name="T15_9">the</text:span><text:span text:style-name="T15_10"><text:s/></text:span><text:span text:style-name="T15_11">project</text:span><text:span text:style-name="T15_12"><text:s/></text:span><text:span text:style-name="T15_13">drop</text:span><text:span text:style-name="T15_14"><text:s/></text:span><text:span text:style-name="T15_15">down</text:span><text:span text:style-name="T15_16"><text:s/></text:span><text:span text:style-name="T15_17">matches</text:span><text:span text:style-name="T15_18"><text:s/></text:span><text:span text:style-name="T15_19">the</text:span><text:span text:style-name="T15_20"><text:s/></text:span><text:span text:style-name="T15_21">project</text:span><text:span text:style-name="T15_22"><text:s/></text:span><text:span text:style-name="T15_23">name</text:span><text:span text:style-name="T15_24"><text:s/></text:span><text:span text:style-name="T15_25">above</text:span></text:p>
          </table:table-cell>
        </table:table-row>
        <table:table-row table:style-name="Row4">
          <table:table-cell table:style-name="Cell7">
            <text:p text:style-name="P16"/>
          </table:table-cell>
          <table:table-cell table:style-name="Cell8">
            <text:p text:style-name="P17"><text:span text:style-name="T17_1">The</text:span><text:span text:style-name="T17_2"><text:s text:c="2"/>“</text:span><text:span text:style-name="T17_3">Security</text:span><text:span text:style-name="T17_4"><text:s/></text:span><text:span text:style-name="T17_5">Groups</text:span><text:span text:style-name="T17_6">”<text:s/></text:span><text:span text:style-name="T17_7">tab</text:span><text:span text:style-name="T17_8"><text:s/></text:span><text:span text:style-name="T17_9">is</text:span><text:span text:style-name="T17_10"><text:s/></text:span><text:span text:style-name="T17_11">selected</text:span></text:p>
          </table:table-cell>
        </table:table-row>
        <table:table-row table:style-name="Row5">
          <table:table-cell table:style-name="Cell9">
            <text:p text:style-name="P18"/>
          </table:table-cell>
          <table:table-cell table:style-name="Cell10">
            <text:p text:style-name="P19"><text:span text:style-name="T19_1">There</text:span><text:span text:style-name="T19_2"><text:s/></text:span><text:span text:style-name="T19_3">are</text:span><text:span text:style-name="T19_4"><text:s/></text:span><text:span text:style-name="T19_5">less</text:span><text:span text:style-name="T19_6"><text:s/></text:span><text:span text:style-name="T19_7">than</text:span><text:span text:style-name="T19_8"><text:s/>20<text:s/>(</text:span><text:span text:style-name="T19_9">if</text:span><text:span text:style-name="T19_10"><text:s/></text:span><text:span text:style-name="T19_11">any</text:span><text:span text:style-name="T19_12">)<text:s/></text:span><text:span text:style-name="T19_13">security</text:span><text:span text:style-name="T19_14"><text:s/></text:span><text:span text:style-name="T19_15">groups</text:span><text:span text:style-name="T19_16"><text:s/></text:span><text:span text:style-name="T19_17">listed</text:span></text:p>
          </table:table-cell>
        </table:table-row>
        <table:table-row table:style-name="Row6">
          <table:table-cell table:style-name="Cell11">
            <text:p text:style-name="P20"/>
          </table:table-cell>
          <table:table-cell table:style-name="Cell12">
            <text:p text:style-name="P21"><text:span text:style-name="T21_1">Press</text:span><text:span text:style-name="T21_2"><text:s/></text:span><text:span text:style-name="T21_3">the</text:span><text:span text:style-name="T21_4"><text:s/>“+<text:s/></text:span><text:span text:style-name="T21_5">Create</text:span><text:span text:style-name="T21_6"><text:s/></text:span><text:span text:style-name="T21_7">Security</text:span><text:span text:style-name="T21_8"><text:s/></text:span><text:span text:style-name="T21_9">Group</text:span><text:span text:style-name="T21_10">”<text:s/></text:span><text:span text:style-name="T21_11">button</text:span></text:p>
          </table:table-cell>
        </table:table-row>
      </table:table>
      <text:p text:style-name="P22"/>
      <text:p text:style-name="P23"><text:span text:style-name="T23_1">In</text:span><text:span text:style-name="T23_2"><text:s/></text:span><text:span text:style-name="T23_3">the</text:span><text:span text:style-name="T23_4"><text:s/></text:span><text:span text:style-name="T23_5">resultant</text:span><text:span text:style-name="T23_6"><text:s/></text:span><text:span text:style-name="T23_7">dialogue</text:span><text:span text:style-name="T23_8"><text:s/></text:span><text:span text:style-name="T23_9">titled</text:span><text:span text:style-name="T23_10"><text:s/></text:span><text:span text:style-name="T23_11">Create</text:span><text:span text:style-name="T23_12"><text:s/></text:span><text:span text:style-name="T23_13">Security</text:span><text:span text:style-name="T23_14"><text:s/></text:span><text:span text:style-name="T23_15">Group</text:span><text:span text:style-name="T23_16">:</text:span></text:p>
      <text:p text:style-name="P24"/>
      <table:table table:style-name="Table2">
        <table:table-column table:style-name="Column3"/>
        <table:table-column table:style-name="Column4"/>
        <table:table-row table:style-name="Row7">
          <table:table-cell table:style-name="Cell13">
            <text:p text:style-name="P25"/>
          </table:table-cell>
          <table:table-cell table:style-name="Cell14">
            <text:p text:style-name="P26"><text:span text:style-name="T26_1">Create</text:span><text:span text:style-name="T26_2"><text:s/></text:span><text:span text:style-name="T26_3">a</text:span><text:span text:style-name="T26_4"><text:s/></text:span><text:span text:style-name="T26_5">Name</text:span><text:span text:style-name="T26_6"><text:s/></text:span><text:span text:style-name="T26_7">and</text:span><text:span text:style-name="T26_8"><text:s/></text:span><text:span text:style-name="T26_9">a</text:span><text:span text:style-name="T26_10"><text:s/></text:span><text:span text:style-name="T26_11">Description</text:span><text:span text:style-name="T26_12">:</text:span></text:p>
          </table:table-cell>
        </table:table-row>
        <table:table-row table:style-name="Row8">
          <table:table-cell table:style-name="Cell15">
            <text:p text:style-name="P27"/>
          </table:table-cell>
          <table:table-cell table:style-name="Cell16">
            <text:p text:style-name="P28"><text:span text:style-name="T28_1">Enter</text:span><text:span text:style-name="T28_2"><text:s/></text:span><text:span text:style-name="T28_3">a</text:span><text:span text:style-name="T28_4"><text:s/></text:span><text:span text:style-name="T28_5">meaningful</text:span><text:span text:style-name="T28_6"><text:s/></text:span><text:span text:style-name="T28_7">name</text:span><text:span text:style-name="T28_8"><text:s/></text:span><text:span text:style-name="T28_9">in</text:span><text:span text:style-name="T28_10"><text:s/></text:span><text:span text:style-name="T28_11">the</text:span><text:span text:style-name="T28_12"><text:s/></text:span><text:span text:style-name="T28_13">Name</text:span><text:span text:style-name="T28_14"><text:s/></text:span><text:span text:style-name="T28_15">field</text:span></text:p>
            <text:p text:style-name="P29"><text:span text:style-name="T29_1">The</text:span><text:span text:style-name="T29_2"><text:s/></text:span><text:span text:style-name="T29_3">name</text:span><text:span text:style-name="T29_4"><text:s/></text:span><text:span text:style-name="T29_5">you</text:span><text:span text:style-name="T29_6"><text:s/></text:span><text:span text:style-name="T29_7">entered</text:span><text:span text:style-name="T29_8"><text:s/></text:span><text:span text:style-name="T29_9">was</text:span><text:span text:style-name="T29_10">:</text:span></text:p>
            <text:p text:style-name="P30"/>
            <text:p text:style-name="P31"/>
          </table:table-cell>
        </table:table-row>
        <table:table-row table:style-name="Row9">
          <table:table-cell table:style-name="Cell17">
            <text:p text:style-name="P32"/>
          </table:table-cell>
          <table:table-cell table:style-name="Cell18">
            <text:p text:style-name="P33"><text:span text:style-name="T33_1">Enter</text:span><text:span text:style-name="T33_2"><text:s/></text:span><text:span text:style-name="T33_3">a</text:span><text:span text:style-name="T33_4"><text:s/></text:span><text:span text:style-name="T33_5">meaningful</text:span><text:span text:style-name="T33_6"><text:s/></text:span><text:span text:style-name="T33_7">description</text:span><text:span text:style-name="T33_8"><text:s/></text:span><text:span text:style-name="T33_9">for</text:span><text:span text:style-name="T33_10"><text:s/></text:span><text:span text:style-name="T33_11">the</text:span><text:span text:style-name="T33_12"><text:s/></text:span><text:span text:style-name="T33_13">security</text:span><text:span text:style-name="T33_14"><text:s/></text:span><text:span text:style-name="T33_15">group</text:span><text:span text:style-name="T33_16"><text:s/></text:span><text:span text:style-name="T33_17">in</text:span><text:span text:style-name="T33_18"><text:s/></text:span><text:span text:style-name="T33_19">the</text:span><text:span text:style-name="T33_20"><text:s/></text:span><text:span text:style-name="T33_21">Description</text:span><text:span text:style-name="T33_22"><text:s/></text:span><text:span text:style-name="T33_23">field</text:span></text:p>
          </table:table-cell>
        </table:table-row>
        <table:table-row table:style-name="Row10">
          <table:table-cell table:style-name="Cell19">
            <text:p text:style-name="P34"/>
          </table:table-cell>
          <table:table-cell table:style-name="Cell20">
            <text:p text:style-name="P35"><text:span text:style-name="T35_1">Press</text:span><text:span text:style-name="T35_2"><text:s/></text:span><text:span text:style-name="T35_3">the</text:span><text:span text:style-name="T35_4"><text:s/>“</text:span><text:span text:style-name="T35_5">Create</text:span><text:span text:style-name="T35_6"><text:s/></text:span><text:span text:style-name="T35_7">Security</text:span><text:span text:style-name="T35_8"><text:s/></text:span><text:span text:style-name="T35_9">Group</text:span><text:span text:style-name="T35_10">”<text:s/></text:span><text:span text:style-name="T35_11">button</text:span></text:p>
          </table:table-cell>
        </table:table-row>
      </table:table>
      <text:p text:style-name="P36"/>
      <text:p text:style-name="P37"><text:span text:style-name="T37_1">The</text:span><text:span text:style-name="T37_2"><text:s/></text:span><text:span text:style-name="T37_3">security</text:span><text:span text:style-name="T37_4"><text:s/></text:span><text:span text:style-name="T37_5">group</text:span><text:span text:style-name="T37_6"><text:s/></text:span><text:span text:style-name="T37_7">you</text:span><text:span text:style-name="T37_8"><text:s/></text:span><text:span text:style-name="T37_9">just</text:span><text:span text:style-name="T37_10"><text:s/></text:span><text:span text:style-name="T37_11">created</text:span><text:span text:style-name="T37_12"><text:s/></text:span><text:span text:style-name="T37_13">should</text:span><text:span text:style-name="T37_14"><text:s/></text:span><text:span text:style-name="T37_15">now</text:span><text:span text:style-name="T37_16"><text:s/></text:span><text:span text:style-name="T37_17">appear</text:span><text:span text:style-name="T37_18"><text:s/></text:span><text:span text:style-name="T37_19">in</text:span><text:span text:style-name="T37_20"><text:s/></text:span><text:span text:style-name="T37_21">the</text:span><text:span text:style-name="T37_22"><text:s/></text:span><text:span text:style-name="T37_23">table</text:span><text:span text:style-name="T37_24"><text:s/></text:span><text:span text:style-name="T37_25">of</text:span><text:span text:style-name="T37_26"><text:s/></text:span><text:span text:style-name="T37_27">security</text:span><text:span text:style-name="T37_28"><text:s/></text:span><text:span text:style-name="T37_29">groups</text:span><text:span text:style-name="T37_30">.</text:span></text:p>
      <text:p text:style-name="P38"/>
      <text:p text:style-name="P39"><text:span text:style-name="T39_1">Press</text:span><text:span text:style-name="T39_2"><text:s/></text:span><text:span text:style-name="T39_3">the</text:span><text:span text:style-name="T39_4"><text:s/>“</text:span><text:span text:style-name="T39_5">Manage</text:span><text:span text:style-name="T39_6"><text:s/></text:span><text:span text:style-name="T39_7">Rules</text:span><text:span text:style-name="T39_8">”<text:s/></text:span><text:span text:style-name="T39_9">button</text:span><text:span text:style-name="T39_10"><text:s/></text:span><text:span text:style-name="T39_11">that</text:span><text:span text:style-name="T39_12"><text:s/></text:span><text:span text:style-name="T39_13">lies</text:span><text:span text:style-name="T39_14"><text:s/></text:span><text:span text:style-name="T39_15">in</text:span><text:span text:style-name="T39_16"><text:s/></text:span><text:span text:style-name="T39_17">its</text:span><text:span text:style-name="T39_18"><text:s/></text:span><text:span text:style-name="T39_19">table</text:span><text:span text:style-name="T39_20"><text:s/></text:span><text:span text:style-name="T39_21">row</text:span><text:span text:style-name="T39_22">.</text:span></text:p>
      <text:p text:style-name="P40"/>
      <text:p text:style-name="P41"><text:span text:style-name="T41_1">This</text:span><text:span text:style-name="T41_2"><text:s/></text:span><text:span text:style-name="T41_3">should</text:span><text:span text:style-name="T41_4"><text:s/></text:span><text:span text:style-name="T41_5">take</text:span><text:span text:style-name="T41_6"><text:s/></text:span><text:span text:style-name="T41_7">you</text:span><text:span text:style-name="T41_8"><text:s/></text:span><text:span text:style-name="T41_9">to</text:span><text:span text:style-name="T41_10"><text:s/></text:span><text:span text:style-name="T41_11">a</text:span><text:span text:style-name="T41_12"><text:s/></text:span><text:span text:style-name="T41_13">pane</text:span><text:span text:style-name="T41_14"><text:s/></text:span><text:span text:style-name="T41_15">titled</text:span><text:span text:style-name="T41_16"><text:s/>“</text:span><text:span text:style-name="T41_17">Security</text:span><text:span text:style-name="T41_18"><text:s/></text:span><text:span text:style-name="T41_19">Group</text:span><text:span text:style-name="T41_20"><text:s/></text:span><text:span text:style-name="T41_21">Rules</text:span><text:span text:style-name="T41_22">”.</text:span></text:p>
      <text:p text:style-name="P42"/>
      <table:table table:style-name="Table3">
        <table:table-column table:style-name="Column5"/>
        <table:table-column table:style-name="Column6"/>
        <table:table-row table:style-name="Row11">
          <table:table-cell table:style-name="Cell21">
            <text:p text:style-name="P43"/>
          </table:table-cell>
          <table:table-cell table:style-name="Cell22">
            <text:p text:style-name="P44"><text:span text:style-name="T44_1">Add</text:span><text:span text:style-name="T44_2"><text:s/></text:span><text:span text:style-name="T44_3">an</text:span><text:span text:style-name="T44_4"><text:s/></text:span><text:span text:style-name="T44_5">HTTP</text:span><text:span text:style-name="T44_6"><text:s/></text:span><text:span text:style-name="T44_7">Rule</text:span><text:span text:style-name="T44_8">:</text:span></text:p>
          </table:table-cell>
        </table:table-row>
        <table:table-row table:style-name="Row12">
          <table:table-cell table:style-name="Cell23">
            <text:p text:style-name="P45"/>
          </table:table-cell>
          <table:table-cell table:style-name="Cell24">
            <text:p text:style-name="P46"><text:span text:style-name="T46_1">Select</text:span><text:span text:style-name="T46_2"><text:s/></text:span><text:span text:style-name="T46_3">the</text:span><text:span text:style-name="T46_4"><text:s/>“+<text:s/></text:span><text:span text:style-name="T46_5">Add</text:span><text:span text:style-name="T46_6"><text:s/></text:span><text:span text:style-name="T46_7">Rule</text:span><text:span text:style-name="T46_8">”<text:s/></text:span><text:span text:style-name="T46_9">button</text:span><text:span text:style-name="T46_10"><text:s/></text:span><text:span text:style-name="T46_11">to</text:span><text:span text:style-name="T46_12"><text:s/></text:span><text:span text:style-name="T46_13">bring</text:span><text:span text:style-name="T46_14"><text:s/></text:span><text:span text:style-name="T46_15">up</text:span><text:span text:style-name="T46_16"><text:s/></text:span><text:span text:style-name="T46_17">a</text:span><text:span text:style-name="T46_18"><text:s/></text:span><text:span text:style-name="T46_19">dialogue</text:span><text:span text:style-name="T46_20"><text:s/></text:span><text:span text:style-name="T46_21">titled</text:span><text:span text:style-name="T46_22"><text:s/>“</text:span><text:span text:style-name="T46_23">Add</text:span><text:span text:style-name="T46_24"><text:s/></text:span><text:span text:style-name="T46_25">Rule</text:span><text:span text:style-name="T46_26">”</text:span></text:p>
          </table:table-cell>
        </table:table-row>
        <table:table-row table:style-name="Row13">
          <table:table-cell table:style-name="Cell25">
            <text:p text:style-name="P47"/>
          </table:table-cell>
          <table:table-cell table:style-name="Cell26">
            <text:p text:style-name="P48"><text:span text:style-name="T48_1">In</text:span><text:span text:style-name="T48_2"><text:s/></text:span><text:span text:style-name="T48_3">the</text:span><text:span text:style-name="T48_4"><text:s/></text:span><text:span text:style-name="T48_5">Rule</text:span><text:span text:style-name="T48_6"><text:s/></text:span><text:span text:style-name="T48_7">drop</text:span><text:span text:style-name="T48_8"><text:s/></text:span><text:span text:style-name="T48_9">down</text:span><text:span text:style-name="T48_10"><text:s/></text:span><text:span text:style-name="T48_11">select</text:span><text:span text:style-name="T48_12"><text:s/>“</text:span><text:span text:style-name="T48_13">HTTP</text:span><text:span text:style-name="T48_14">”</text:span></text:p>
          </table:table-cell>
        </table:table-row>
        <table:table-row table:style-name="Row14">
          <table:table-cell table:style-name="Cell27">
            <text:p text:style-name="P49"/>
          </table:table-cell>
          <table:table-cell table:style-name="Cell28">
            <text:p text:style-name="P50"><text:span text:style-name="T50_1">In</text:span><text:span text:style-name="T50_2"><text:s/></text:span><text:span text:style-name="T50_3">the</text:span><text:span text:style-name="T50_4"><text:s/></text:span><text:span text:style-name="T50_5">Remote</text:span><text:span text:style-name="T50_6"><text:s/></text:span><text:span text:style-name="T50_7">drop</text:span><text:span text:style-name="T50_8"><text:s/></text:span><text:span text:style-name="T50_9">down</text:span><text:span text:style-name="T50_10"><text:s/></text:span><text:span text:style-name="T50_11">ensure</text:span><text:span text:style-name="T50_12"><text:s/></text:span><text:span text:style-name="T50_13">the</text:span><text:span text:style-name="T50_14"><text:s/></text:span><text:span text:style-name="T50_15">default</text:span><text:span text:style-name="T50_16"><text:s/></text:span><text:span text:style-name="T50_17">of</text:span><text:span text:style-name="T50_18"><text:s/></text:span><text:span text:style-name="T50_19">CIDR</text:span><text:span text:style-name="T50_20"><text:s/></text:span><text:span text:style-name="T50_21">is</text:span><text:span text:style-name="T50_22"><text:s/></text:span><text:span text:style-name="T50_23">selected</text:span><text:span text:style-name="T50_24">.</text:span></text:p>
          </table:table-cell>
        </table:table-row>
        <table:table-row table:style-name="Row15">
          <table:table-cell table:style-name="Cell29">
            <text:p text:style-name="P51"/>
          </table:table-cell>
          <table:table-cell table:style-name="Cell30">
            <text:p text:style-name="P52"><text:span text:style-name="T52_1">In</text:span><text:span text:style-name="T52_2"><text:s/></text:span><text:span text:style-name="T52_3">the</text:span><text:span text:style-name="T52_4"><text:s/></text:span><text:span text:style-name="T52_5">CIDR</text:span><text:span text:style-name="T52_6"><text:s/></text:span><text:span text:style-name="T52_7">edit</text:span><text:span text:style-name="T52_8"><text:s/></text:span><text:span text:style-name="T52_9">box</text:span><text:span text:style-name="T52_10"><text:s/></text:span><text:span text:style-name="T52_11">ensure</text:span><text:span text:style-name="T52_12"><text:s/></text:span><text:span text:style-name="T52_13">that</text:span><text:span text:style-name="T52_14"><text:s/></text:span><text:span text:style-name="T52_15">the</text:span><text:span text:style-name="T52_16"><text:s/></text:span><text:span text:style-name="T52_17">default</text:span><text:span text:style-name="T52_18"><text:s/></text:span><text:span text:style-name="T52_19">of</text:span><text:span text:style-name="T52_20"><text:s/></text:span><text:span text:style-name="T52_21">0.0.0.0/0</text:span><text:span text:style-name="T52_22"><text:s/></text:span><text:span text:style-name="T52_23">is</text:span><text:span text:style-name="T52_24"><text:s/></text:span><text:span text:style-name="T52_25">present</text:span></text:p>
          </table:table-cell>
        </table:table-row>
        <table:table-row table:style-name="Row16">
          <table:table-cell table:style-name="Cell31">
            <text:p text:style-name="P53"/>
          </table:table-cell>
          <table:table-cell table:style-name="Cell32">
            <text:p text:style-name="P54"><text:span text:style-name="T54_1">Press</text:span><text:span text:style-name="T54_2"><text:s/></text:span><text:span text:style-name="T54_3">the</text:span><text:span text:style-name="T54_4"><text:s/>“</text:span><text:span text:style-name="T54_5">Add</text:span><text:span text:style-name="T54_6">”<text:s/></text:span><text:span text:style-name="T54_7">button</text:span></text:p>
          </table:table-cell>
        </table:table-row>
      </table:table>
      <text:p text:style-name="P55"/>
      <text:p text:style-name="P56"><text:span text:style-name="T56_1">This</text:span><text:span text:style-name="T56_2"><text:s/></text:span><text:span text:style-name="T56_3">should</text:span><text:span text:style-name="T56_4"><text:s/></text:span><text:span text:style-name="T56_5">take</text:span><text:span text:style-name="T56_6"><text:s/></text:span><text:span text:style-name="T56_7">you</text:span><text:span text:style-name="T56_8"><text:s/></text:span><text:span text:style-name="T56_9">back</text:span><text:span text:style-name="T56_10"><text:s/></text:span><text:span text:style-name="T56_11">to</text:span><text:span text:style-name="T56_12"><text:s/></text:span><text:span text:style-name="T56_13">the</text:span><text:span text:style-name="T56_14"><text:s/></text:span><text:span text:style-name="T56_15">pane</text:span><text:span text:style-name="T56_16"><text:s/></text:span><text:span text:style-name="T56_17">titled</text:span><text:span text:style-name="T56_18"><text:s/>“</text:span><text:span text:style-name="T56_19">Security</text:span><text:span text:style-name="T56_20"><text:s/></text:span><text:span text:style-name="T56_21">Group</text:span><text:span text:style-name="T56_22"><text:s/></text:span><text:span text:style-name="T56_23">Rules</text:span><text:span text:style-name="T56_24">”.<text:s/></text:span><text:span text:style-name="T56_25">Your</text:span><text:span text:style-name="T56_26"><text:s/></text:span><text:span text:style-name="T56_27">new</text:span><text:span text:style-name="T56_28"><text:s/></text:span><text:span text:style-name="T56_29">TCP</text:span><text:span text:style-name="T56_30"><text:s/></text:span><text:span text:style-name="T56_31">rule</text:span><text:span text:style-name="T56_32"><text:s/></text:span><text:span text:style-name="T56_33">should</text:span><text:span text:style-name="T56_34"><text:s/></text:span><text:span text:style-name="T56_35">be</text:span><text:span text:style-name="T56_36"><text:s/></text:span><text:span text:style-name="T56_37">shown</text:span><text:span text:style-name="T56_38">.</text:span></text:p>
      <text:p text:style-name="P57"/>
      <table:table table:style-name="Table4">
        <table:table-column table:style-name="Column7"/>
        <table:table-column table:style-name="Column8"/>
        <table:table-row table:style-name="Row17">
          <table:table-cell table:style-name="Cell33">
            <text:p text:style-name="P58"/>
          </table:table-cell>
          <table:table-cell table:style-name="Cell34">
            <text:p text:style-name="P59"><text:span text:style-name="T59_1">Add</text:span><text:span text:style-name="T59_2"><text:s/></text:span><text:span text:style-name="T59_3">an</text:span><text:span text:style-name="T59_4"><text:s/></text:span><text:span text:style-name="T59_5">SSH</text:span><text:span text:style-name="T59_6"><text:s/></text:span><text:span text:style-name="T59_7">Rule</text:span><text:span text:style-name="T59_8">:</text:span></text:p>
          </table:table-cell>
        </table:table-row>
        <table:table-row table:style-name="Row18">
          <table:table-cell table:style-name="Cell35">
            <text:p text:style-name="P60"/>
          </table:table-cell>
          <table:table-cell table:style-name="Cell36">
            <text:p text:style-name="P61"><text:span text:style-name="T61_1">Select</text:span><text:span text:style-name="T61_2"><text:s/></text:span><text:span text:style-name="T61_3">the</text:span><text:span text:style-name="T61_4"><text:s/>“+<text:s/></text:span><text:span text:style-name="T61_5">Add</text:span><text:span text:style-name="T61_6"><text:s/></text:span><text:span text:style-name="T61_7">Rule</text:span><text:span text:style-name="T61_8">”<text:s/></text:span><text:span text:style-name="T61_9">button</text:span><text:span text:style-name="T61_10"><text:s/></text:span><text:span text:style-name="T61_11">to</text:span><text:span text:style-name="T61_12"><text:s/></text:span><text:span text:style-name="T61_13">bring</text:span><text:span text:style-name="T61_14"><text:s/></text:span><text:span text:style-name="T61_15">up</text:span><text:span text:style-name="T61_16"><text:s/></text:span><text:span text:style-name="T61_17">a</text:span><text:span text:style-name="T61_18"><text:s/></text:span><text:span text:style-name="T61_19">dialogue</text:span><text:span text:style-name="T61_20"><text:s/></text:span><text:span text:style-name="T61_21">titled</text:span><text:span text:style-name="T61_22"><text:s/>“</text:span><text:span text:style-name="T61_23">Add</text:span><text:span text:style-name="T61_24"><text:s/></text:span><text:span text:style-name="T61_25">Rule</text:span><text:span text:style-name="T61_26">”</text:span></text:p>
          </table:table-cell>
        </table:table-row>
        <table:table-row table:style-name="Row19">
          <table:table-cell table:style-name="Cell37">
            <text:p text:style-name="P62"/>
          </table:table-cell>
          <table:table-cell table:style-name="Cell38">
            <text:p text:style-name="P63"><text:span text:style-name="T63_1">In</text:span><text:span text:style-name="T63_2"><text:s/></text:span><text:span text:style-name="T63_3">the</text:span><text:span text:style-name="T63_4"><text:s/></text:span><text:span text:style-name="T63_5">Rule</text:span><text:span text:style-name="T63_6"><text:s/></text:span><text:span text:style-name="T63_7">drop</text:span><text:span text:style-name="T63_8"><text:s/></text:span><text:span text:style-name="T63_9">down</text:span><text:span text:style-name="T63_10"><text:s/></text:span><text:span text:style-name="T63_11">select</text:span><text:span text:style-name="T63_12"><text:s/></text:span><text:span text:style-name="T63_13">SSH</text:span></text:p>
          </table:table-cell>
        </table:table-row>
        <table:table-row table:style-name="Row20">
          <table:table-cell table:style-name="Cell39">
            <text:p text:style-name="P64"/>
          </table:table-cell>
          <table:table-cell table:style-name="Cell40">
            <text:p text:style-name="P65"><text:span text:style-name="T65_1">In</text:span><text:span text:style-name="T65_2"><text:s/></text:span><text:span text:style-name="T65_3">the</text:span><text:span text:style-name="T65_4"><text:s/></text:span><text:span text:style-name="T65_5">Remote</text:span><text:span text:style-name="T65_6"><text:s/></text:span><text:span text:style-name="T65_7">drop</text:span><text:span text:style-name="T65_8"><text:s/></text:span><text:span text:style-name="T65_9">down</text:span><text:span text:style-name="T65_10"><text:s/></text:span><text:span text:style-name="T65_11">ensure</text:span><text:span text:style-name="T65_12"><text:s/></text:span><text:span text:style-name="T65_13">the</text:span><text:span text:style-name="T65_14"><text:s/></text:span><text:span text:style-name="T65_15">default</text:span><text:span text:style-name="T65_16"><text:s/></text:span><text:span text:style-name="T65_17">of</text:span><text:span text:style-name="T65_18"><text:s/></text:span><text:span text:style-name="T65_19">CIDR</text:span><text:span text:style-name="T65_20"><text:s/></text:span><text:span text:style-name="T65_21">is</text:span><text:span text:style-name="T65_22"><text:s/></text:span><text:span text:style-name="T65_23">selected</text:span><text:span text:style-name="T65_24">.</text:span></text:p>
          </table:table-cell>
        </table:table-row>
        <table:table-row table:style-name="Row21">
          <table:table-cell table:style-name="Cell41">
            <text:p text:style-name="P66"/>
          </table:table-cell>
          <table:table-cell table:style-name="Cell42">
            <text:p text:style-name="P67"><text:span text:style-name="T67_1">In</text:span><text:span text:style-name="T67_2"><text:s/></text:span><text:span text:style-name="T67_3">the</text:span><text:span text:style-name="T67_4"><text:s/></text:span><text:span text:style-name="T67_5">CIDR</text:span><text:span text:style-name="T67_6"><text:s/></text:span><text:span text:style-name="T67_7">edit</text:span><text:span text:style-name="T67_8"><text:s/></text:span><text:span text:style-name="T67_9">box</text:span><text:span text:style-name="T67_10"><text:s/></text:span><text:span text:style-name="T67_11">ensure</text:span><text:span text:style-name="T67_12"><text:s/></text:span><text:span text:style-name="T67_13">that</text:span><text:span text:style-name="T67_14"><text:s/></text:span><text:span text:style-name="T67_15">the</text:span><text:span text:style-name="T67_16"><text:s/></text:span><text:span text:style-name="T67_17">default</text:span><text:span text:style-name="T67_18"><text:s/></text:span><text:span text:style-name="T67_19">of</text:span><text:span text:style-name="T67_20"><text:s/></text:span><text:span text:style-name="T67_21">0.0.0.0/0</text:span><text:span text:style-name="T67_22"><text:s/></text:span><text:span text:style-name="T67_23">is</text:span><text:span text:style-name="T67_24"><text:s/></text:span><text:span text:style-name="T67_25">present</text:span></text:p>
          </table:table-cell>
        </table:table-row>
        <table:table-row table:style-name="Row22">
          <table:table-cell table:style-name="Cell43">
            <text:p text:style-name="P68"/>
          </table:table-cell>
          <table:table-cell table:style-name="Cell44">
            <text:p text:style-name="P69"><text:span text:style-name="T69_1">Press</text:span><text:span text:style-name="T69_2"><text:s/></text:span><text:span text:style-name="T69_3">the</text:span><text:span text:style-name="T69_4"><text:s/>“</text:span><text:span text:style-name="T69_5">Add</text:span><text:span text:style-name="T69_6">”<text:s/></text:span><text:span text:style-name="T69_7">button</text:span></text:p>
          </table:table-cell>
        </table:table-row>
      </table:table>
      <text:p text:style-name="P70"/>
      <text:p text:style-name="P71"><text:span text:style-name="T71_1">This</text:span><text:span text:style-name="T71_2"><text:s/></text:span><text:span text:style-name="T71_3">should</text:span><text:span text:style-name="T71_4"><text:s/></text:span><text:span text:style-name="T71_5">take</text:span><text:span text:style-name="T71_6"><text:s/></text:span><text:span text:style-name="T71_7">you</text:span><text:span text:style-name="T71_8"><text:s/></text:span><text:span text:style-name="T71_9">back</text:span><text:span text:style-name="T71_10"><text:s/></text:span><text:span text:style-name="T71_11">to</text:span><text:span text:style-name="T71_12"><text:s/></text:span><text:span text:style-name="T71_13">the</text:span><text:span text:style-name="T71_14"><text:s/></text:span><text:span text:style-name="T71_15">pane</text:span><text:span text:style-name="T71_16"><text:s/></text:span><text:span text:style-name="T71_17">titled</text:span><text:span text:style-name="T71_18"><text:s/>“</text:span><text:span text:style-name="T71_19">Security</text:span><text:span text:style-name="T71_20"><text:s/></text:span><text:span text:style-name="T71_21">Group</text:span><text:span text:style-name="T71_22"><text:s/></text:span><text:span text:style-name="T71_23">Rules</text:span><text:span text:style-name="T71_24">”.<text:s/></text:span><text:span text:style-name="T71_25">Your</text:span><text:span text:style-name="T71_26"><text:s/></text:span><text:span text:style-name="T71_27">new</text:span><text:span text:style-name="T71_28"><text:s/></text:span><text:span text:style-name="T71_29">SSH</text:span><text:span text:style-name="T71_30"><text:s/></text:span><text:span text:style-name="T71_31">rule</text:span><text:span text:style-name="T71_32"><text:s/></text:span><text:span text:style-name="T71_33">should</text:span><text:span text:style-name="T71_34"><text:s/></text:span><text:span text:style-name="T71_35">be</text:span><text:span text:style-name="T71_36"><text:s/></text:span><text:span text:style-name="T71_37">shown</text:span><text:span text:style-name="T71_38">.</text:span></text:p>
      <text:p text:style-name="P72"/>
      <text:p text:style-name="P73"><text:span text:style-name="T73_1">You</text:span><text:span text:style-name="T73_2"><text:s/></text:span><text:span text:style-name="T73_3">have</text:span><text:span text:style-name="T73_4"><text:s/></text:span><text:span text:style-name="T73_5">just</text:span><text:span text:style-name="T73_6"><text:s/></text:span><text:span text:style-name="T73_7">created</text:span><text:span text:style-name="T73_8"><text:s/></text:span><text:span text:style-name="T73_9">a</text:span><text:span text:style-name="T73_10"><text:s/></text:span><text:span text:style-name="T73_11">set</text:span><text:span text:style-name="T73_12"><text:s/></text:span><text:span text:style-name="T73_13">of</text:span><text:span text:style-name="T73_14"><text:s/></text:span><text:span text:style-name="T73_15">rules</text:span><text:span text:style-name="T73_16"><text:s/></text:span><text:span text:style-name="T73_17">belonging</text:span><text:span text:style-name="T73_18"><text:s/></text:span><text:span text:style-name="T73_19">to</text:span><text:span text:style-name="T73_20"><text:s/></text:span><text:span text:style-name="T73_21">a</text:span><text:span text:style-name="T73_22"><text:s/></text:span><text:span text:style-name="T73_23">security</text:span><text:span text:style-name="T73_24"><text:s/></text:span><text:span text:style-name="T73_25">group</text:span><text:span text:style-name="T73_26"><text:s/></text:span><text:span text:style-name="T73_27">that</text:span><text:span text:style-name="T73_28"><text:s/></text:span><text:span text:style-name="T73_29">when</text:span><text:span text:style-name="T73_30"><text:s/></text:span><text:span text:style-name="T73_31">in</text:span><text:span text:style-name="T73_32"><text:s/></text:span><text:span text:style-name="T73_33">place</text:span><text:span text:style-name="T73_34"><text:s/></text:span><text:span text:style-name="T73_35">will</text:span><text:span text:style-name="T73_36"><text:s/></text:span><text:span text:style-name="T73_37">allow</text:span><text:span text:style-name="T73_38"><text:s/></text:span><text:span text:style-name="T73_39">you</text:span><text:span text:style-name="T73_40"><text:s/></text:span><text:span text:style-name="T73_41">to</text:span><text:span text:style-name="T73_42"><text:s/></text:span><text:span text:style-name="T73_43">access</text:span><text:span text:style-name="T73_44"><text:s/></text:span><text:span text:style-name="T73_45">your</text:span><text:span text:style-name="T73_46"><text:s/></text:span><text:span text:style-name="T73_47">cloud</text:span><text:span text:style-name="T73_48"><text:s/></text:span><text:span text:style-name="T73_49">server</text:span><text:span text:style-name="T73_50"><text:s/></text:span><text:span text:style-name="T73_51">on</text:span><text:span text:style-name="T73_52"><text:s/></text:span><text:span text:style-name="T73_53">port</text:span><text:span text:style-name="T73_54"><text:s/>80<text:s/>(</text:span><text:span text:style-name="T73_55">HTTP</text:span><text:span text:style-name="T73_56">)<text:s/></text:span><text:span text:style-name="T73_57">and</text:span><text:span text:style-name="T73_58"><text:s/></text:span><text:span text:style-name="T73_59">port</text:span><text:span text:style-name="T73_60"><text:s/>22<text:s/>(</text:span><text:span text:style-name="T73_61">SSH</text:span><text:span text:style-name="T73_62">)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cm" fo:margin-bottom="0cm" style:writing-mode="lr-tb"/>
      <style:text-properties fo:font-size="11pt" style:font-size-asian="11pt" style:font-size-complex="11pt" fo:font-weight="normal" style:font-weight-asian="normal" style:font-weight-complex="normal"/>
    </style:style>
    <style:style style:name="Heading_20_2" style:display-name="Heading 2" style:family="paragraph" style:parent-style-name="Standard">
      <style:paragraph-properties fo:break-before="auto" fo:line-height="115%" fo:margin-top="0cm" fo:margin-bottom="0cm" style:writing-mode="lr-tb"/>
      <style:text-properties fo:font-size="11pt" style:font-size-asian="11pt" style:font-size-complex="11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cm" fo:margin-bottom="0cm" style:writing-mode="lr-tb"/>
      <style:text-properties fo:font-size="11pt" style:font-size-asian="11pt" style:font-size-complex="11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cm" fo:margin-bottom="0cm" style:writing-mode="lr-tb"/>
      <style:text-properties fo:font-size="11pt" style:font-size-asian="11pt" style:font-size-complex="11pt" fo:font-weight="normal" style:font-weight-asian="normal" style:font-weight-complex="normal"/>
    </style:style>
    <style:style style:name="Heading_20_5" style:display-name="Heading 5" style:family="paragraph" style:parent-style-name="Standard">
      <style:paragraph-properties fo:break-before="auto" fo:line-height="115%" fo:margin-top="0cm" fo:margin-bottom="0cm" style:writing-mode="lr-tb"/>
      <style:text-properties fo:font-size="11pt" style:font-size-asian="11pt" style:font-size-complex="11pt" fo:font-weight="normal" style:font-weight-asian="normal" style:font-weight-complex="normal"/>
    </style:style>
    <style:style style:name="Heading_20_6" style:display-name="Heading 6" style:family="paragraph" style:parent-style-name="Standard">
      <style:paragraph-properties fo:break-before="auto" fo:line-height="115%" fo:margin-top="0cm" fo:margin-bottom="0cm" style:writing-mode="lr-tb"/>
      <style:text-properties fo:font-size="11pt" style:font-size-asian="11pt" style:font-size-complex="11pt" fo:font-weight="normal" style:font-weight-asian="normal" style:font-weight-complex="normal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fo:font-size="11pt" style:font-size-asian="11pt" style:font-size-complex="11pt" fo:font-weight="normal" style:font-weight-asian="normal" style:font-weight-complex="normal"/>
    </style:style>
    <style:style style:name="Subtitle" style:family="paragraph" style:parent-style-name="Standard">
      <style:paragraph-properties fo:break-before="auto" fo:line-height="115%" fo:margin-top="0cm" fo:margin-bottom="0cm" style:writing-mode="lr-tb"/>
      <style:text-properties fo:font-style="normal" style:font-style-asian="normal" style:font-style-complex="normal" fo:color="#000000" style:font-name="Arial" fo:font-size="11pt" style:font-name-asian="Arial" style:font-size-asian="11pt" style:font-name-complex="Arial" style:font-size-complex="11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35.56cm" fo:padding-top="0cm" fo:margin-top="1.27cm" fo:padding-bottom="0cm" fo:margin-bottom="1.249cm" fo:padding-left="0cm" fo:margin-left="1.27cm" fo:padding-right="0cm" fo:margin-right="1.27cm"/>
      <style:footer-style>
        <style:header-footer-properties fo:min-height="0.021cm" fo:margin-top="0.021cm" style:dynamic-spacing="true"/>
      </style:footer-style>
    </style:page-layout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T1_1" style:family="text">
      <style:text-properties fo:font-size="10pt" style:font-size-asian="10pt" style:font-size-complex="10pt"/>
    </style:style>
    <style:style style:name="T1_2" style:family="text">
      <style:text-properties fo:font-size="10pt" style:font-size-asian="10pt" style:font-size-complex="10pt"/>
    </style:style>
    <style:style style:name="T1_3" style:family="text">
      <style:text-properties fo:font-size="10pt" style:font-size-asian="10pt" style:font-size-complex="10pt"/>
    </style:style>
    <style:style style:name="T1_4" style:family="text">
      <style:text-properties fo:font-size="10pt" style:font-size-asian="10pt" style:font-size-complex="10pt"/>
    </style:style>
    <style:style style:name="T1_5" style:family="text">
      <style:text-properties fo:font-size="10pt" style:font-size-asian="10pt" style:font-size-complex="10pt"/>
    </style:style>
    <style:style style:name="T1_6" style:family="text">
      <style:text-properties fo:font-size="10pt" style:font-size-asian="10pt" style:font-size-complex="10pt"/>
    </style:style>
    <style:style style:name="T1_7" style:family="text">
      <style:text-properties fo:font-size="10pt" style:font-size-asian="10pt" style:font-size-complex="10pt"/>
    </style:style>
    <style:style style:name="T1_8" style:family="text">
      <style:text-properties fo:font-size="10pt" style:font-size-asian="10pt" style:font-size-complex="10pt"/>
    </style:style>
    <style:style style:name="T1_9" style:family="text">
      <style:text-properties fo:font-size="10pt" style:font-size-asian="10pt" style:font-size-complex="10pt"/>
    </style:style>
    <style:style style:name="T1_10" style:family="text">
      <style:text-properties fo:font-size="10pt" style:font-size-asian="10pt" style:font-size-complex="10pt"/>
    </style:style>
    <style:style style:name="T1_11" style:family="text">
      <style:text-properties fo:font-size="10pt" style:font-size-asian="10pt" style:font-size-complex="10pt"/>
    </style:style>
    <style:style style:name="T1_12" style:family="text"/>
    <style:style style:name="T1_13" style:family="text">
      <style:text-properties fo:font-size="10pt" style:font-size-asian="10pt" style:font-size-complex="10pt"/>
    </style:style>
    <style:style style:name="T1_14" style:family="text"/>
    <style:style style:name="T1_15" style:family="text">
      <style:text-properties fo:color="#1155cc" fo:font-size="10pt" style:font-size-asian="10pt" style:font-size-complex="10pt" style:text-underline-style="solid" style:text-underline-color="font-color"/>
    </style:style>
    <style:style style:name="T1_16" style:family="text"/>
    <style:style style:name="T1_17" style:family="text">
      <style:text-properties fo:color="#1155cc" fo:font-size="10pt" style:font-size-asian="10pt" style:font-size-complex="10pt" style:text-underline-style="solid" style:text-underline-color="font-color"/>
    </style:style>
    <style:style style:name="T1_18" style:family="text"/>
    <style:style style:name="T1_19" style:family="text">
      <style:text-properties fo:color="#1155cc" fo:font-size="10pt" style:font-size-asian="10pt" style:font-size-complex="10pt" style:text-underline-style="solid" style:text-underline-color="font-color"/>
    </style:style>
    <style:style style:name="T1_20" style:family="text"/>
    <style:style style:name="T1_21" style:family="text">
      <style:text-properties fo:color="#1155cc" fo:font-size="10pt" style:font-size-asian="10pt" style:font-size-complex="10pt" style:text-underline-style="solid" style:text-underline-color="font-color"/>
    </style:style>
    <style:style style:name="T1_22" style:family="text"/>
    <style:style style:name="T1_23" style:family="text">
      <style:text-properties fo:color="#1155cc" fo:font-size="10pt" style:font-size-asian="10pt" style:font-size-complex="10pt" style:text-underline-style="solid" style:text-underline-color="font-color"/>
    </style:style>
    <style:style style:name="T1_24" style:family="text"/>
    <style:style style:name="T1_25" style:family="text">
      <style:text-properties fo:color="#1155cc" fo:font-size="10pt" style:font-size-asian="10pt" style:font-size-complex="10pt" style:text-underline-style="solid" style:text-underline-color="font-color"/>
    </style:style>
    <style:style style:name="T1_26" style:family="text"/>
    <style:style style:name="T1_27" style:family="text">
      <style:text-properties fo:color="#1155cc" fo:font-size="10pt" style:font-size-asian="10pt" style:font-size-complex="10pt" style:text-underline-style="solid" style:text-underline-color="font-color"/>
    </style:style>
    <style:style style:name="T1_28" style:family="text"/>
    <style:style style:name="T1_29" style:family="text">
      <style:text-properties fo:color="#1155cc" fo:font-size="10pt" style:font-size-asian="10pt" style:font-size-complex="10pt" style:text-underline-style="solid" style:text-underline-color="font-color"/>
    </style:style>
    <style:style style:name="T1_30" style:family="text"/>
    <style:style style:name="T1_31" style:family="text">
      <style:text-properties fo:color="#1155cc" fo:font-size="10pt" style:font-size-asian="10pt" style:font-size-complex="10pt" style:text-underline-style="solid" style:text-underline-color="font-color"/>
    </style:style>
    <style:style style:name="T1_32" style:family="text">
      <style:text-properties fo:font-size="10pt" style:font-size-asian="10pt" style:font-size-complex="10pt"/>
    </style:style>
  </office:automatic-styles>
  <office:master-styles>
    <style:master-page style:name="Standard" style:page-layout-name="pm1">
      <style:footer>
        <text:p text:style-name="P1"><draw:frame svg:x="0cm" svg:y="0cm" svg:width="3.845cm" svg:height="0.847cm" draw:style-name="FR1" text:anchor-type="as-char" draw:z-index="0"><draw:image xlink:href="Pictures/image2.png" xlink:type="simple" xlink:show="embed" xlink:actuate="onLoad"/><svg:desc>V3 Alliance</svg:desc></draw:frame><text:span text:style-name="T1_1">This</text:span><text:span text:style-name="T1_2"><text:s/></text:span><text:span text:style-name="T1_3">work</text:span><text:span text:style-name="T1_4"><text:s/></text:span><text:span text:style-name="T1_5">is</text:span><text:span text:style-name="T1_6"><text:s/></text:span><text:span text:style-name="T1_7">licensed</text:span><text:span text:style-name="T1_8"><text:s/></text:span><text:span text:style-name="T1_9">under</text:span><text:span text:style-name="T1_10"><text:s/></text:span><text:span text:style-name="T1_11">a</text:span><text:span text:style-name="T1_12"><text:a xlink:type="simple" xlink:href="http://creativecommons.org/licenses/by/4.0/"><text:span text:style-name="T1_13"><text:s/></text:span></text:a></text:span><text:span text:style-name="T1_14"><text:a xlink:type="simple" xlink:href="http://creativecommons.org/licenses/by/4.0/"><text:span text:style-name="T1_15">Creative</text:span></text:a></text:span><text:span text:style-name="T1_16"><text:a xlink:type="simple" xlink:href="http://creativecommons.org/licenses/by/4.0/"><text:span text:style-name="T1_17"><text:s/></text:span></text:a></text:span><text:span text:style-name="T1_18"><text:a xlink:type="simple" xlink:href="http://creativecommons.org/licenses/by/4.0/"><text:span text:style-name="T1_19">Commons</text:span></text:a></text:span><text:span text:style-name="T1_20"><text:a xlink:type="simple" xlink:href="http://creativecommons.org/licenses/by/4.0/"><text:span text:style-name="T1_21"><text:s/></text:span></text:a></text:span><text:span text:style-name="T1_22"><text:a xlink:type="simple" xlink:href="http://creativecommons.org/licenses/by/4.0/"><text:span text:style-name="T1_23">Attribution</text:span></text:a></text:span><text:span text:style-name="T1_24"><text:a xlink:type="simple" xlink:href="http://creativecommons.org/licenses/by/4.0/"><text:span text:style-name="T1_25"><text:s/>4.0<text:s/></text:span></text:a></text:span><text:span text:style-name="T1_26"><text:a xlink:type="simple" xlink:href="http://creativecommons.org/licenses/by/4.0/"><text:span text:style-name="T1_27">International</text:span></text:a></text:span><text:span text:style-name="T1_28"><text:a xlink:type="simple" xlink:href="http://creativecommons.org/licenses/by/4.0/"><text:span text:style-name="T1_29"><text:s/></text:span></text:a></text:span><text:span text:style-name="T1_30"><text:a xlink:type="simple" xlink:href="http://creativecommons.org/licenses/by/4.0/"><text:span text:style-name="T1_31">License</text:span></text:a></text:span><text:span text:style-name="T1_32">.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